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0.243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00" style:family="table-cell" style:parent-style-name="Default">
      <style:text-properties fo:font-size="12pt" style:font-size-asian="12pt" style:font-size-complex="12pt"/>
    </style:style>
    <style:style style:name="ce201" style:family="table-cell" style:parent-style-name="Default" style:data-style-name="N36"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none" style:rotation-angle="91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5" style:family="table-cell" style:parent-style-name="Default">
      <style:text-properties fo:font-size="12pt" style:font-size-asian="12pt" style:font-size-complex="12pt"/>
    </style:style>
    <style:style style:name="ce206" style:family="table-cell" style:parent-style-name="Default" style:data-style-name="N36"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48" office:value-type="string" calcext:value-type="string" table:number-columns-spanned="1" table:number-rows-spanned="4">
            <text:p>role kapalı</text:p>
          </table:table-cell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covered-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covered-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covered-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174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235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5]-[.$B$17])*[.$H$5]" office:value-type="float" office:value="140.759999999993" calcext:value-type="float">
            <text:p>140,760</text:p>
          </table:table-cell>
          <table:table-cell table:style-name="ce85" table:formula="of:=([.C25]-[.$C$17])*[.$H$5]" office:value-type="float" office:value="5.75999999999937" calcext:value-type="float">
            <text:p>5,760</text:p>
          </table:table-cell>
          <table:table-cell table:style-name="ce68" table:formula="of:=([.D25]-[.$D$17])*[.$H$5]" office:value-type="float" office:value="159.36" calcext:value-type="float">
            <text:p>159,360</text:p>
          </table:table-cell>
          <table:table-cell table:style-name="ce98" table:formula="of:=TEXT([.H25]-[.H18];&quot;#,##k&quot;)" office:value-type="string" office:string-value="1,86k" calcext:value-type="string">
            <text:p>1,86k</text:p>
          </table:table-cell>
          <table:table-cell table:style-name="ce101" table:formula="of:=IF([.G25]/[.F25]*100&gt;20;TEXT([.G25]/[.F25]*100;&quot;##,## CZ&quot;);TEXT([.G25]/[.F25]*100;&quot;##,##&quot;))" office:value-type="string" office:string-value="4,09" calcext:value-type="string">
            <text:p>4,09</text:p>
          </table:table-cell>
          <table:table-cell table:style-name="ce136" table:formula="of:=IF([.H25]/[.F25]*100&gt;15;TEXT([.H25]/[.F25]*100;&quot;##,# CZ&quot;);TEXT([.H25]/[.F25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5]/[.F25]*100)" office:value-type="float" office:value="0.441840673135673" calcext:value-type="float">
            <text:p>0,44</text:p>
          </table:table-cell>
          <table:table-cell table:style-name="ce198" table:formula="of:=SUM([.M18:.M25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 office:value-type="string" calcext:value-type="string">
            <text:p>k</text:p>
          </table:table-cell>
          <table:table-cell table:style-name="ce105" table:formula="of:=([.B26]-[.$B$17])*[.$H$5]" office:value-type="float" office:value="196.499999999999" calcext:value-type="float">
            <text:p>196,500</text:p>
          </table:table-cell>
          <table:table-cell table:style-name="ce105" table:formula="of:=([.C26]-[.$C$17])*[.$H$5]" office:value-type="float" office:value="9.71999999999952" calcext:value-type="float">
            <text:p>9,720</text:p>
          </table:table-cell>
          <table:table-cell table:style-name="ce105" table:formula="of:=([.D26]-[.$D$17])*[.$H$5]" office:value-type="float" office:value="164.82" calcext:value-type="float">
            <text:p>164,820</text:p>
          </table:table-cell>
          <table:table-cell table:style-name="ce93" table:formula="of:=TEXT([.H26]-[.H25];&quot;#,##k&quot;)" office:value-type="string" office:string-value="5,46k" calcext:value-type="string">
            <text:p>5,4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95" calcext:value-type="string">
            <text:p>4,95</text:p>
          </table:table-cell>
          <table:table-cell table:style-name="ce129" table:formula="of:=IF([.H26]/[.F26]*100&gt;15;TEXT([.H26]/[.F26]*100;&quot;##,## CZ&quot;);TEXT([.H26]/[.F26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5]/[.F25]*100)-([.H26]/[.F26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 office:value-type="string" calcext:value-type="string">
            <text:p>k</text:p>
          </table:table-cell>
          <table:table-cell table:style-name="ce108" table:formula="of:=([.B27]-[.$B$17])*[.$H$5]" office:value-type="float" office:value="201.179999999997" calcext:value-type="float">
            <text:p>201,180</text:p>
          </table:table-cell>
          <table:table-cell table:style-name="ce108" table:formula="of:=([.C27]-[.$C$17])*[.$H$5]" office:value-type="float" office:value="13.4999999999997" calcext:value-type="float">
            <text:p>13,500</text:p>
          </table:table-cell>
          <table:table-cell table:style-name="ce108" table:formula="of:=([.D27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7]/[.F27]*100&gt;20;TEXT([.G27]/[.F27]*100;&quot;##,## CZ&quot;);TEXT([.G27]/[.F27]*100;&quot;##,##&quot;))" office:value-type="string" office:string-value="6,71" calcext:value-type="string">
            <text:p>6,71</text:p>
          </table:table-cell>
          <table:table-cell table:style-name="ce129" table:formula="of:=IF([.H27]/[.F27]*100&gt;15;TEXT([.H27]/[.F27]*100;&quot;##,## CZ&quot;);TEXT([.H27]/[.F27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6]/[.F26]*100)-([.H27]/[.F27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 office:value-type="string" calcext:value-type="string">
            <text:p><text:s/></text:p>
          </table:table-cell>
          <table:table-cell table:style-name="ce85" table:formula="of:=([.B28]-[.$B$17])*[.$H$5]" office:value-type="float" office:value="203.340000000001" calcext:value-type="float">
            <text:p>203,340</text:p>
          </table:table-cell>
          <table:table-cell table:style-name="ce85" table:formula="of:=([.C28]-[.$C$17])*[.$H$5]" office:value-type="float" office:value="13.7999999999994" calcext:value-type="float">
            <text:p>13,800</text:p>
          </table:table-cell>
          <table:table-cell table:style-name="ce68" table:formula="of:=([.D28]-[.$D$17])*[.$H$5]" office:value-type="float" office:value="164.88" calcext:value-type="float">
            <text:p>164,880</text:p>
          </table:table-cell>
          <table:table-cell table:style-name="ce99" table:formula="of:=TEXT([.H28]-[.H25];&quot;#,##k&quot;)" office:value-type="string" office:string-value="5,52k" calcext:value-type="string">
            <text:p>5,52k</text:p>
          </table:table-cell>
          <table:table-cell table:style-name="ce101" table:formula="of:=IF([.G28]/[.F28]*100&gt;20;TEXT([.G28]/[.F28]*100;&quot;##,## CZ&quot;);TEXT([.G28]/[.F28]*100;&quot;##,##&quot;))" office:value-type="string" office:string-value="6,79" calcext:value-type="string">
            <text:p>6,79</text:p>
          </table:table-cell>
          <table:table-cell table:style-name="ce129" table:formula="of:=IF([.H28]/[.F28]*100&gt;15;TEXT([.H28]/[.F28]*100;&quot;##,## CZ&quot;);TEXT([.H28]/[.F28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7]/[.F27]*100)-([.H28]/[.F28]*100)" office:value-type="float" office:value="0.840766828912578" calcext:value-type="float">
            <text:p>0,84</text:p>
          </table:table-cell>
          <table:table-cell table:style-name="ce198" table:formula="of:=SUM([.M26:.M28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29]-[.$B$17])*[.$H$5]" office:value-type="float" office:value="216.299999999994" calcext:value-type="float">
            <text:p>216,300</text:p>
          </table:table-cell>
          <table:table-cell table:style-name="ce105" table:formula="of:=([.C29]-[.$C$17])*[.$H$5]" office:value-type="float" office:value="21.96" calcext:value-type="float">
            <text:p>21,960</text:p>
          </table:table-cell>
          <table:table-cell table:style-name="ce105" table:formula="of:=([.D29]-[.$D$17])*[.$H$5]" office:value-type="float" office:value="165" calcext:value-type="float">
            <text:p>165,000</text:p>
          </table:table-cell>
          <table:table-cell table:style-name="ce93" table:formula="of:=TEXT([.H29]-[.H28];&quot;#,##k&quot;)" office:value-type="string" office:string-value=",12k" calcext:value-type="string">
            <text:p>,12k</text:p>
          </table:table-cell>
          <table:table-cell table:style-name="ce101" table:formula="of:=IF([.G29]/[.F29]*100&gt;20;TEXT([.G29]/[.F29]*100;&quot;##,## CZ&quot;);TEXT([.G29]/[.F29]*100;&quot;##,##&quot;))" office:value-type="string" office:string-value="10,15" calcext:value-type="string">
            <text:p>10,15</text:p>
          </table:table-cell>
          <table:table-cell table:style-name="ce129" table:formula="of:=IF([.H29]/[.F29]*100&gt;15;TEXT([.H29]/[.F29]*100;&quot;##,## CZ&quot;);TEXT([.H29]/[.F29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28]/[.F28]*100)-([.H29]/[.F29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0]-[.$B$17])*[.$H$5]" office:value-type="float" office:value="223.440000000003" calcext:value-type="float">
            <text:p>223,440</text:p>
          </table:table-cell>
          <table:table-cell table:style-name="ce108" table:formula="of:=([.C30]-[.$C$17])*[.$H$5]" office:value-type="float" office:value="22.2599999999997" calcext:value-type="float">
            <text:p>22,260</text:p>
          </table:table-cell>
          <table:table-cell table:style-name="ce108" table:formula="of:=([.D30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0]/[.F30]*100&gt;20;TEXT([.G30]/[.F30]*100;&quot;##,## CZ&quot;);TEXT([.G30]/[.F30]*100;&quot;##,##&quot;))" office:value-type="string" office:string-value="9,96" calcext:value-type="string">
            <text:p>9,96</text:p>
          </table:table-cell>
          <table:table-cell table:style-name="ce129" table:formula="of:=IF([.H30]/[.F30]*100&gt;15;TEXT([.H30]/[.F30]*100;&quot;##,## CZ&quot;);TEXT([.H30]/[.F30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29]/[.F29]*100)-([.H30]/[.F30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1]-[.$B$17])*[.$H$5]" office:value-type="float" office:value="230.880000000004" calcext:value-type="float">
            <text:p>230,880</text:p>
          </table:table-cell>
          <table:table-cell table:style-name="ce108" table:formula="of:=([.C31]-[.$C$17])*[.$H$5]" office:value-type="float" office:value="22.5599999999994" calcext:value-type="float">
            <text:p>22,560</text:p>
          </table:table-cell>
          <table:table-cell table:style-name="ce108" table:formula="of:=([.D31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1]/[.F31]*100&gt;20;TEXT([.G31]/[.F31]*100;&quot;##,## CZ&quot;);TEXT([.G31]/[.F31]*100;&quot;##,##&quot;))" office:value-type="string" office:string-value="9,77" calcext:value-type="string">
            <text:p>9,77</text:p>
          </table:table-cell>
          <table:table-cell table:style-name="ce129" table:formula="of:=IF([.H31]/[.F31]*100&gt;15;TEXT([.H31]/[.F31]*100;&quot;##,## CZ&quot;);TEXT([.H31]/[.F31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0]/[.F30]*100)-([.H31]/[.F31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2]-[.$B$17])*[.$H$5]" office:value-type="float" office:value="239.759999999999" calcext:value-type="float">
            <text:p>239,760</text:p>
          </table:table-cell>
          <table:table-cell table:style-name="ce108" table:formula="of:=([.C32]-[.$C$17])*[.$H$5]" office:value-type="float" office:value="22.7399999999994" calcext:value-type="float">
            <text:p>22,740</text:p>
          </table:table-cell>
          <table:table-cell table:style-name="ce108" table:formula="of:=([.D32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2]/[.F32]*100&gt;20;TEXT([.G32]/[.F32]*100;&quot;##,## CZ&quot;);TEXT([.G32]/[.F32]*100;&quot;##,##&quot;))" office:value-type="string" office:string-value="9,48" calcext:value-type="string">
            <text:p>9,48</text:p>
          </table:table-cell>
          <table:table-cell table:style-name="ce129" table:formula="of:=IF([.H32]/[.F32]*100&gt;15;TEXT([.H32]/[.F32]*100;&quot;##,## CZ&quot;);TEXT([.H32]/[.F32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1]/[.F31]*100)-([.H32]/[.F32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3]-[.$B$17])*[.$H$5]" office:value-type="float" office:value="241.320000000003" calcext:value-type="float">
            <text:p>241,320</text:p>
          </table:table-cell>
          <table:table-cell table:style-name="ce85" table:formula="of:=([.C33]-[.$C$17])*[.$H$5]" office:value-type="float" office:value="22.7399999999994" calcext:value-type="float">
            <text:p>22,740</text:p>
          </table:table-cell>
          <table:table-cell table:style-name="ce68" table:formula="of:=([.D33]-[.$D$17])*[.$H$5]" office:value-type="float" office:value="165.78" calcext:value-type="float">
            <text:p>165,780</text:p>
          </table:table-cell>
          <table:table-cell table:style-name="ce98" table:formula="of:=TEXT([.H33]-[.H28];&quot;#,##k&quot;)" office:value-type="string" office:string-value=",9k" calcext:value-type="string">
            <text:p>,9k</text:p>
          </table:table-cell>
          <table:table-cell table:style-name="ce101" table:formula="of:=IF([.G33]/[.F33]*100&gt;20;TEXT([.G33]/[.F33]*100;&quot;##,## CZ&quot;);TEXT([.G33]/[.F33]*100;&quot;##,##&quot;))" office:value-type="string" office:string-value="9,42" calcext:value-type="string">
            <text:p>9,42</text:p>
          </table:table-cell>
          <table:table-cell table:style-name="ce129" table:formula="of:=IF([.H33]/[.F33]*100&gt;15;TEXT([.H33]/[.F33]*100;&quot;##,## CZ&quot;);TEXT([.H33]/[.F33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2]/[.F32]*100)-([.H33]/[.F33]*100)" office:value-type="float" office:value="0.421953529861185" calcext:value-type="float">
            <text:p>0,42</text:p>
          </table:table-cell>
          <table:table-cell table:style-name="ce198" table:formula="of:=SUM([.M29:.M33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4]-[.$B$17])*[.$H$5]" office:value-type="float" office:value="252.720000000006" calcext:value-type="float">
            <text:p>252,720</text:p>
          </table:table-cell>
          <table:table-cell table:style-name="ce105" table:formula="of:=([.C34]-[.$C$17])*[.$H$5]" office:value-type="float" office:value="24.4799999999992" calcext:value-type="float">
            <text:p>24,480</text:p>
          </table:table-cell>
          <table:table-cell table:style-name="ce68" table:formula="of:=([.D34]-[.$D$17])*[.$H$5]" office:value-type="float" office:value="166.02" calcext:value-type="float">
            <text:p>166,020</text:p>
          </table:table-cell>
          <table:table-cell table:style-name="ce100" table:formula="of:=TEXT([.H34]-[.H33];&quot;#,##k&quot;)" office:value-type="string" office:string-value=",24k" calcext:value-type="string">
            <text:p>,24k</text:p>
          </table:table-cell>
          <table:table-cell table:style-name="ce101" table:formula="of:=IF([.G34]/[.F34]*100&gt;20;TEXT([.G34]/[.F34]*100;&quot;##,## CZ&quot;);TEXT([.G34]/[.F34]*100;&quot;##,##&quot;))" office:value-type="string" office:string-value="9,69" calcext:value-type="string">
            <text:p>9,69</text:p>
          </table:table-cell>
          <table:table-cell table:style-name="ce129" table:formula="of:=IF([.H34]/[.F34]*100&gt;15;TEXT([.H34]/[.F34]*100;&quot;##,## CZ&quot;);TEXT([.H34]/[.F34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3]/[.F33]*100)-([.H34]/[.F34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5]-[.$B$17])*[.$H$5]" office:value-type="float" office:value="261.000000000001" calcext:value-type="float">
            <text:p>261,000</text:p>
          </table:table-cell>
          <table:table-cell table:style-name="ce108" table:formula="of:=([.C35]-[.$C$17])*[.$H$5]" office:value-type="float" office:value="24.7199999999995" calcext:value-type="float">
            <text:p>24,720</text:p>
          </table:table-cell>
          <table:table-cell table:style-name="ce108" table:formula="of:=([.D35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7" calcext:value-type="string">
            <text:p>9,47</text:p>
          </table:table-cell>
          <table:table-cell table:style-name="ce129" table:formula="of:=IF([.H35]/[.F35]*100&gt;15;TEXT([.H35]/[.F35]*100;&quot;##,## CZ&quot;);TEXT([.H35]/[.F35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4]/[.F34]*100)-([.H35]/[.F35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6]-[.$B$17])*[.$H$5]" office:value-type="float" office:value="269.159999999999" calcext:value-type="float">
            <text:p>269,160</text:p>
          </table:table-cell>
          <table:table-cell table:style-name="ce108" table:formula="of:=([.C36]-[.$C$17])*[.$H$5]" office:value-type="float" office:value="25.0199999999992" calcext:value-type="float">
            <text:p>25,020</text:p>
          </table:table-cell>
          <table:table-cell table:style-name="ce108" table:formula="of:=([.D36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6]/[.F36]*100&gt;20;TEXT([.G36]/[.F36]*100;&quot;##,## CZ&quot;);TEXT([.G36]/[.F36]*100;&quot;##,##&quot;))" office:value-type="string" office:string-value="9,3" calcext:value-type="string">
            <text:p>9,3</text:p>
          </table:table-cell>
          <table:table-cell table:style-name="ce129" table:formula="of:=IF([.H36]/[.F36]*100&gt;15;TEXT([.H36]/[.F36]*100;&quot;##,## CZ&quot;);TEXT([.H36]/[.F36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5]/[.F35]*100)-([.H36]/[.F36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37]-[.$B$17])*[.$H$5]" office:value-type="float" office:value="278.760000000004" calcext:value-type="float">
            <text:p>278,760</text:p>
          </table:table-cell>
          <table:table-cell table:style-name="ce108" table:formula="of:=([.C37]-[.$C$17])*[.$H$5]" office:value-type="float" office:value="25.4999999999998" calcext:value-type="float">
            <text:p>25,500</text:p>
          </table:table-cell>
          <table:table-cell table:style-name="ce108" table:formula="of:=([.D37]-[.$D$17])*[.$H$5]" office:value-type="float" office:value="166.62" calcext:value-type="float">
            <text:p>166,620</text:p>
          </table:table-cell>
          <table:table-cell table:style-name="ce98" table:formula="of:=TEXT([.H37]-[.H33];&quot;#,##k&quot;)" office:value-type="string" office:string-value=",84k" calcext:value-type="string">
            <text:p>,8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15" calcext:value-type="string">
            <text:p>9,15</text:p>
          </table:table-cell>
          <table:table-cell table:style-name="ce129" table:formula="of:=IF([.H37]/[.F37]*100&gt;15;TEXT([.H37]/[.F37]*100;&quot;##,## CZ&quot;);TEXT([.H37]/[.F37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6]/[.F36]*100)-([.H37]/[.F37]*100)" office:value-type="float" office:value="2.02039578243148" calcext:value-type="float">
            <text:p>2,02</text:p>
          </table:table-cell>
          <table:table-cell table:style-name="ce198" table:formula="of:=SUM([.M34:.M37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 office:value-type="string" calcext:value-type="string">
            <text:p>k</text:p>
          </table:table-cell>
          <table:table-cell table:style-name="ce105" table:formula="of:=([.B38]-[.$B$17])*[.$H$5]" office:value-type="float" office:value="289.860000000001" calcext:value-type="float">
            <text:p>289,860</text:p>
          </table:table-cell>
          <table:table-cell table:style-name="ce105" table:formula="of:=([.C38]-[.$C$17])*[.$H$5]" office:value-type="float" office:value="31.1399999999995" calcext:value-type="float">
            <text:p>31,140</text:p>
          </table:table-cell>
          <table:table-cell table:style-name="ce105" table:formula="of:=([.D38]-[.$D$17])*[.$H$5]" office:value-type="float" office:value="166.8" calcext:value-type="float">
            <text:p>166,800</text:p>
          </table:table-cell>
          <table:table-cell table:style-name="ce93" table:formula="of:=TEXT([.H38]-[.H37];&quot;#,##k&quot;)" office:value-type="string" office:string-value=",18k" calcext:value-type="string">
            <text:p>,18k</text:p>
          </table:table-cell>
          <table:table-cell table:style-name="ce101" table:formula="of:=IF([.G38]/[.F38]*100&gt;20;TEXT([.G38]/[.F38]*100;&quot;##,## CZ&quot;);TEXT([.G38]/[.F38]*100;&quot;##,##&quot;))" office:value-type="string" office:string-value="10,74" calcext:value-type="string">
            <text:p>10,74</text:p>
          </table:table-cell>
          <table:table-cell table:style-name="ce129" table:formula="of:=IF([.H38]/[.F38]*100&gt;15;TEXT([.H38]/[.F38]*100;&quot;##,## CZ&quot;);TEXT([.H38]/[.F38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37]/[.F37]*100)-([.H38]/[.F38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39]-[.$B$17])*[.$H$5]" office:value-type="float" office:value="301.740000000007" calcext:value-type="float">
            <text:p>301,740</text:p>
          </table:table-cell>
          <table:table-cell table:style-name="ce108" table:formula="of:=([.C39]-[.$C$17])*[.$H$5]" office:value-type="float" office:value="31.4999999999995" calcext:value-type="float">
            <text:p>31,500</text:p>
          </table:table-cell>
          <table:table-cell table:style-name="ce108" table:formula="of:=([.D39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10,44" calcext:value-type="string">
            <text:p>10,44</text:p>
          </table:table-cell>
          <table:table-cell table:style-name="ce129" table:formula="of:=IF([.H39]/[.F39]*100&gt;15;TEXT([.H39]/[.F39]*100;&quot;##,## CZ&quot;);TEXT([.H39]/[.F39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38]/[.F38]*100)-([.H39]/[.F39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0]-[.$B$17])*[.$H$5]" office:value-type="float" office:value="317.940000000006" calcext:value-type="float">
            <text:p>317,940</text:p>
          </table:table-cell>
          <table:table-cell table:style-name="ce108" table:formula="of:=([.C40]-[.$C$17])*[.$H$5]" office:value-type="float" office:value="31.7999999999992" calcext:value-type="float">
            <text:p>31,800</text:p>
          </table:table-cell>
          <table:table-cell table:style-name="ce108" table:formula="of:=([.D40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10" calcext:value-type="string">
            <text:p>10</text:p>
          </table:table-cell>
          <table:table-cell table:style-name="ce129" table:formula="of:=IF([.H40]/[.F40]*100&gt;15;TEXT([.H40]/[.F40]*100;&quot;##,## CZ&quot;);TEXT([.H40]/[.F40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39]/[.F39]*100)-([.H40]/[.F40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1]-[.$B$17])*[.$H$5]" office:value-type="float" office:value="322.439999999995" calcext:value-type="float">
            <text:p>322,440</text:p>
          </table:table-cell>
          <table:table-cell table:style-name="ce85" table:formula="of:=([.C41]-[.$C$17])*[.$H$5]" office:value-type="float" office:value="31.8599999999995" calcext:value-type="float">
            <text:p>31,860</text:p>
          </table:table-cell>
          <table:table-cell table:style-name="ce85" table:formula="of:=([.D41]-[.$D$17])*[.$H$5]" office:value-type="float" office:value="167.46" calcext:value-type="float">
            <text:p>167,460</text:p>
          </table:table-cell>
          <table:table-cell table:style-name="ce98" table:formula="of:=TEXT([.H41]-[.H37];&quot;#,##k&quot;)" office:value-type="string" office:string-value=",84k" calcext:value-type="string">
            <text:p>,84k</text:p>
          </table:table-cell>
          <table:table-cell table:style-name="ce135" table:formula="of:=IF([.G41]/[.F41]*100&gt;20;TEXT([.G41]/[.F41]*100;&quot;##,## CZ&quot;);TEXT([.G41]/[.F41]*100;&quot;##,##&quot;))" office:value-type="string" office:string-value="9,88" calcext:value-type="string">
            <text:p>9,88</text:p>
          </table:table-cell>
          <table:table-cell table:style-name="ce151" table:formula="of:=IF([.H41]/[.F41]*100&gt;15;TEXT([.H41]/[.F41]*100;&quot;##,## CZ&quot;);TEXT([.H41]/[.F41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0]/[.F40]*100)-([.H41]/[.F41]*100)" office:value-type="float" office:value="0.735071387518694" calcext:value-type="float">
            <text:p>0,74</text:p>
          </table:table-cell>
          <table:table-cell table:style-name="ce198" table:formula="of:=SUM([.M38:.M41])" office:value-type="float" office:value="7.83660298360862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2]-[.$B$17])*[.$H$5]" office:value-type="float" office:value="328.500000000001" calcext:value-type="float">
            <text:p>328,500</text:p>
          </table:table-cell>
          <table:table-cell table:style-name="ce108" table:formula="of:=([.C42]-[.$C$17])*[.$H$5]" office:value-type="float" office:value="32.2799999999998" calcext:value-type="float">
            <text:p>32,280</text:p>
          </table:table-cell>
          <table:table-cell table:style-name="ce108" table:formula="of:=([.D42]-[.$D$17])*[.$H$5]" office:value-type="float" office:value="168.72" calcext:value-type="float">
            <text:p>168,720</text:p>
          </table:table-cell>
          <table:table-cell table:style-name="ce93" table:formula="of:=TEXT([.H42]-[.H41];&quot;#,##k&quot;)" office:value-type="string" office:string-value="1,26k" calcext:value-type="string">
            <text:p>1,26k</text:p>
          </table:table-cell>
          <table:table-cell table:style-name="ce101" table:formula="of:=IF([.G42]/[.F42]*100&gt;20;TEXT([.G42]/[.F42]*100;&quot;##,## CZ&quot;);TEXT([.G42]/[.F42]*100;&quot;##,##&quot;))" office:value-type="string" office:string-value="9,83" calcext:value-type="string">
            <text:p>9,83</text:p>
          </table:table-cell>
          <table:table-cell table:style-name="ce129" table:formula="of:=IF([.H42]/[.F42]*100&gt;15;TEXT([.H42]/[.F42]*100;&quot;##,## CZ&quot;);TEXT([.H42]/[.F42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1]/[.F41]*100)-([.H42]/[.F42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3]-[.$B$17])*[.$H$5]" office:value-type="float" office:value="350.880000000004" calcext:value-type="float">
            <text:p>350,880</text:p>
          </table:table-cell>
          <table:table-cell table:style-name="ce108" table:formula="of:=([.C43]-[.$C$17])*[.$H$5]" office:value-type="float" office:value="32.5799999999995" calcext:value-type="float">
            <text:p>32,580</text:p>
          </table:table-cell>
          <table:table-cell table:style-name="ce108" table:formula="of:=([.D43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3]/[.F43]*100&gt;20;TEXT([.G43]/[.F43]*100;&quot;##,## CZ&quot;);TEXT([.G43]/[.F43]*100;&quot;##,##&quot;))" office:value-type="string" office:string-value="9,29" calcext:value-type="string">
            <text:p>9,29</text:p>
          </table:table-cell>
          <table:table-cell table:style-name="ce129" table:formula="of:=IF([.H43]/[.F43]*100&gt;15;TEXT([.H43]/[.F43]*100;&quot;##,## CZ&quot;);TEXT([.H43]/[.F43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2]/[.F42]*100)-([.H43]/[.F43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4]-[.$B$17])*[.$H$5]" office:value-type="float" office:value="361.200000000006" calcext:value-type="float">
            <text:p>361,200</text:p>
          </table:table-cell>
          <table:table-cell table:style-name="ce85" table:formula="of:=([.C44]-[.$C$17])*[.$H$5]" office:value-type="float" office:value="32.6399999999998" calcext:value-type="float">
            <text:p>32,640</text:p>
          </table:table-cell>
          <table:table-cell table:style-name="ce85" table:formula="of:=([.D44]-[.$D$17])*[.$H$5]" office:value-type="float" office:value="169.38" calcext:value-type="float">
            <text:p>169,380</text:p>
          </table:table-cell>
          <table:table-cell table:style-name="ce98" table:formula="of:=TEXT([.H44]-[.H41];&quot;#,##k&quot;)" office:value-type="string" office:string-value="1,92k" calcext:value-type="string">
            <text:p>1,92k</text:p>
          </table:table-cell>
          <table:table-cell table:style-name="ce135" table:formula="of:=IF([.G44]/[.F44]*100&gt;20;TEXT([.G44]/[.F44]*100;&quot;##,## CZ&quot;);TEXT([.G44]/[.F44]*100;&quot;##,##&quot;))" office:value-type="string" office:string-value="9,04" calcext:value-type="string">
            <text:p>9,04</text:p>
          </table:table-cell>
          <table:table-cell table:style-name="ce151" table:formula="of:=IF([.H44]/[.F44]*100&gt;15;TEXT([.H44]/[.F44]*100;&quot;##,## CZ&quot;);TEXT([.H44]/[.F44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3]/[.F43]*100)-([.H44]/[.F44]*100)" office:value-type="float" office:value="1.34502638264632" calcext:value-type="float">
            <text:p>1,35</text:p>
          </table:table-cell>
          <table:table-cell table:style-name="ce198" table:formula="of:=SUM([.M42:.M44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45]-[.$B$17])*[.$H$5]" office:value-type="float" office:value="376.740000000007" calcext:value-type="float">
            <text:p>376,740</text:p>
          </table:table-cell>
          <table:table-cell table:style-name="ce108" table:formula="of:=([.C45]-[.$C$17])*[.$H$5]" office:value-type="float" office:value="34.0799999999999" calcext:value-type="float">
            <text:p>34,080</text:p>
          </table:table-cell>
          <table:table-cell table:style-name="ce108" table:formula="of:=([.D45]-[.$D$17])*[.$H$5]" office:value-type="float" office:value="170.46" calcext:value-type="float">
            <text:p>170,460</text:p>
          </table:table-cell>
          <table:table-cell table:style-name="ce93" table:formula="of:=TEXT([.H45]-[.H44];&quot;#,##k&quot;)" office:value-type="string" office:string-value="1,08k" calcext:value-type="string">
            <text:p>1,08k</text:p>
          </table:table-cell>
          <table:table-cell table:style-name="ce101" table:formula="of:=IF([.G45]/[.F45]*100&gt;20;TEXT([.G45]/[.F45]*100;&quot;##,## CZ&quot;);TEXT([.G45]/[.F45]*100;&quot;##,##&quot;))" office:value-type="string" office:string-value="9,05" calcext:value-type="string">
            <text:p>9,05</text:p>
          </table:table-cell>
          <table:table-cell table:style-name="ce129" table:formula="of:=IF([.H45]/[.F45]*100&gt;15;TEXT([.H45]/[.F45]*100;&quot;##,## CZ&quot;);TEXT([.H45]/[.F45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4]/[.F44]*100)-([.H45]/[.F45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46]-[.$B$17])*[.$H$5]" office:value-type="float" office:value="405.840000000001" calcext:value-type="float">
            <text:p>405,840</text:p>
          </table:table-cell>
          <table:table-cell table:style-name="ce108" table:formula="of:=([.C46]-[.$C$17])*[.$H$5]" office:value-type="float" office:value="34.7999999999999" calcext:value-type="float">
            <text:p>34,800</text:p>
          </table:table-cell>
          <table:table-cell table:style-name="ce108" table:formula="of:=([.D46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46]/[.F46]*100&gt;20;TEXT([.G46]/[.F46]*100;&quot;##,## CZ&quot;);TEXT([.G46]/[.F46]*100;&quot;##,##&quot;))" office:value-type="string" office:string-value="8,57" calcext:value-type="string">
            <text:p>8,57</text:p>
          </table:table-cell>
          <table:table-cell table:style-name="ce129" table:formula="of:=IF([.H46]/[.F46]*100&gt;15;TEXT([.H46]/[.F46]*100;&quot;##,## CZ&quot;);TEXT([.H46]/[.F46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45]/[.F45]*100)-([.H46]/[.F46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47]-[.$B$17])*[.$H$5]" office:value-type="float" office:value="415.259999999996" calcext:value-type="float">
            <text:p>415,260</text:p>
          </table:table-cell>
          <table:table-cell table:style-name="ce85" table:formula="of:=([.C47]-[.$C$17])*[.$H$5]" office:value-type="float" office:value="34.9799999999999" calcext:value-type="float">
            <text:p>34,980</text:p>
          </table:table-cell>
          <table:table-cell table:style-name="ce85" table:formula="of:=([.D47]-[.$D$17])*[.$H$5]" office:value-type="float" office:value="171.12" calcext:value-type="float">
            <text:p>171,120</text:p>
          </table:table-cell>
          <table:table-cell table:style-name="ce98" table:formula="of:=TEXT([.H47]-[.H44];&quot;#,##k&quot;)" office:value-type="string" office:string-value="1,74k" calcext:value-type="string">
            <text:p>1,74k</text:p>
          </table:table-cell>
          <table:table-cell table:style-name="ce135" table:formula="of:=IF([.G47]/[.F47]*100&gt;20;TEXT([.G47]/[.F47]*100;&quot;##,## CZ&quot;);TEXT([.G47]/[.F47]*100;&quot;##,##&quot;))" office:value-type="string" office:string-value="8,42" calcext:value-type="string">
            <text:p>8,42</text:p>
          </table:table-cell>
          <table:table-cell table:style-name="ce151" table:formula="of:=IF([.H47]/[.F47]*100&gt;15;TEXT([.H47]/[.F47]*100;&quot;##,## CZ&quot;);TEXT([.H47]/[.F47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6]/[.F46]*100)-([.H47]/[.F47]*100)" office:value-type="float" office:value="0.926913529738776" calcext:value-type="float">
            <text:p>0,93</text:p>
          </table:table-cell>
          <table:table-cell table:style-name="ce198" table:formula="of:=SUM([.M45:.M47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48]-[.$B$17])*[.$H$5]" office:value-type="float" office:value="421.920000000002" calcext:value-type="float">
            <text:p>421,920</text:p>
          </table:table-cell>
          <table:table-cell table:style-name="ce108" table:formula="of:=([.C48]-[.$C$17])*[.$H$5]" office:value-type="float" office:value="34.9799999999999" calcext:value-type="float">
            <text:p>34,980</text:p>
          </table:table-cell>
          <table:table-cell table:style-name="ce108" table:formula="of:=([.D48]-[.$D$17])*[.$H$5]" office:value-type="float" office:value="173.16" calcext:value-type="float">
            <text:p>173,160</text:p>
          </table:table-cell>
          <table:table-cell table:style-name="ce93" table:formula="of:=TEXT([.H48]-[.H47];&quot;#,##k&quot;)" office:value-type="string" office:string-value="2,04k" calcext:value-type="string">
            <text:p>2,04k</text:p>
          </table:table-cell>
          <table:table-cell table:style-name="ce101" table:formula="of:=IF([.G48]/[.F48]*100&gt;20;TEXT([.G48]/[.F48]*100;&quot;##,## CZ&quot;);TEXT([.G48]/[.F48]*100;&quot;##,##&quot;))" office:value-type="string" office:string-value="8,29" calcext:value-type="string">
            <text:p>8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47]/[.F47]*100)-([.H48]/[.F48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49]-[.$B$17])*[.$H$5]" office:value-type="float" office:value="425.099999999995" calcext:value-type="float">
            <text:p>425,100</text:p>
          </table:table-cell>
          <table:table-cell table:style-name="ce108" table:formula="of:=([.C49]-[.$C$17])*[.$H$5]" office:value-type="float" office:value="35.0399999999993" calcext:value-type="float">
            <text:p>35,040</text:p>
          </table:table-cell>
          <table:table-cell table:style-name="ce108" table:formula="of:=([.D49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49]/[.F49]*100&gt;20;TEXT([.G49]/[.F49]*100;&quot;##,## CZ&quot;);TEXT([.G49]/[.F49]*100;&quot;##,##&quot;))" office:value-type="string" office:string-value="8,24" calcext:value-type="string">
            <text:p>8,24</text:p>
          </table:table-cell>
          <table:table-cell table:style-name="ce129" table:formula="of:=IF([.H49]/[.F49]*100&gt;15;TEXT([.H49]/[.F49]*100;&quot;##,## CZ&quot;);TEXT([.H49]/[.F49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48]/[.F48]*100)-([.H49]/[.F49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0]-[.$B$17])*[.$H$5]" office:value-type="float" office:value="438.959999999995" calcext:value-type="float">
            <text:p>438,960</text:p>
          </table:table-cell>
          <table:table-cell table:style-name="ce108" table:formula="of:=([.C50]-[.$C$17])*[.$H$5]" office:value-type="float" office:value="35.5199999999999" calcext:value-type="float">
            <text:p>35,520</text:p>
          </table:table-cell>
          <table:table-cell table:style-name="ce108" table:formula="of:=([.D50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0]/[.F50]*100&gt;20;TEXT([.G50]/[.F50]*100;&quot;##,## CZ&quot;);TEXT([.G50]/[.F50]*100;&quot;##,##&quot;))" office:value-type="string" office:string-value="8,09" calcext:value-type="string">
            <text:p>8,09</text:p>
          </table:table-cell>
          <table:table-cell table:style-name="ce129" table:formula="of:=IF([.H50]/[.F50]*100&gt;15;TEXT([.H50]/[.F50]*100;&quot;##,## CZ&quot;);TEXT([.H50]/[.F50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49]/[.F49]*100)-([.H50]/[.F50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1]-[.$B$17])*[.$H$5]" office:value-type="float" office:value="448.380000000004" calcext:value-type="float">
            <text:p>448,380</text:p>
          </table:table-cell>
          <table:table-cell table:style-name="ce108" table:formula="of:=([.C51]-[.$C$17])*[.$H$5]" office:value-type="float" office:value="35.6399999999996" calcext:value-type="float">
            <text:p>35,640</text:p>
          </table:table-cell>
          <table:table-cell table:style-name="ce108" table:formula="of:=([.D51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7,95" calcext:value-type="string">
            <text:p>7,95</text:p>
          </table:table-cell>
          <table:table-cell table:style-name="ce129" table:formula="of:=IF([.H51]/[.F51]*100&gt;15;TEXT([.H51]/[.F51]*100;&quot;##,## CZ&quot;);TEXT([.H51]/[.F51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0]/[.F50]*100)-([.H51]/[.F51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703" calcext:value-type="float">
            <text:p>1030,703</text:p>
          </table:table-cell>
          <table:table-cell table:style-name="ce69" office:value-type="float" office:value="69.137" calcext:value-type="float">
            <text:p>69,137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2]-[.$B$17])*[.$H$5]" office:value-type="float" office:value="456.119999999999" calcext:value-type="float">
            <text:p>456,120</text:p>
          </table:table-cell>
          <table:table-cell table:style-name="ce85" table:formula="of:=([.C52]-[.$C$17])*[.$H$5]" office:value-type="float" office:value="35.8199999999997" calcext:value-type="float">
            <text:p>35,820</text:p>
          </table:table-cell>
          <table:table-cell table:style-name="ce85" table:formula="of:=([.D52]-[.$D$17])*[.$H$5]" office:value-type="float" office:value="174.12" calcext:value-type="float">
            <text:p>174,120</text:p>
          </table:table-cell>
          <table:table-cell table:style-name="ce98" table:formula="of:=TEXT([.H52]-[.H47];&quot;#,##k&quot;)" office:value-type="string" office:string-value="3k" calcext:value-type="string">
            <text:p>3k</text:p>
          </table:table-cell>
          <table:table-cell table:style-name="ce135" table:formula="of:=IF([.G52]/[.F52]*100&gt;20;TEXT([.G52]/[.F52]*100;&quot;##,## CZ&quot;);TEXT([.G52]/[.F52]*100;&quot;##,##&quot;))" office:value-type="string" office:string-value="7,85" calcext:value-type="string">
            <text:p>7,85</text:p>
          </table:table-cell>
          <table:table-cell table:style-name="ce151" table:formula="of:=IF([.H52]/[.F52]*100&gt;15;TEXT([.H52]/[.F52]*100;&quot;##,## CZ&quot;);TEXT([.H52]/[.F52]*100;&quot;##,##&quot;))" office:value-type="string" office:string-value="38,17 CZ" calcext:value-type="string">
            <text:p>38,17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632204903714495" calcext:value-type="float">
            <text:p>0,63</text:p>
          </table:table-cell>
          <table:table-cell table:style-name="ce198" table:formula="of:=SUM([.M48:.M52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3]-[.$B$17])*[.$H$5]" office:value-type="float" office:value="469.140000000004" calcext:value-type="float">
            <text:p>469,140</text:p>
          </table:table-cell>
          <table:table-cell table:style-name="ce108" table:formula="of:=([.C53]-[.$C$17])*[.$H$5]" office:value-type="float" office:value="41.8799999999996" calcext:value-type="float">
            <text:p>41,880</text:p>
          </table:table-cell>
          <table:table-cell table:style-name="ce108" table:formula="of:=([.D53]-[.$D$17])*[.$H$5]" office:value-type="float" office:value="174.12" calcext:value-type="float">
            <text:p>174,120</text:p>
          </table:table-cell>
          <table:table-cell table:style-name="ce93" table:formula="of:=TEXT([.H53]-[.H52];&quot;#,##k&quot;)" office:value-type="string" office:string-value="k" calcext:value-type="string">
            <text:p>k</text:p>
          </table:table-cell>
          <table:table-cell table:style-name="ce101" table:formula="of:=IF([.G53]/[.F53]*100&gt;20;TEXT([.G53]/[.F53]*100;&quot;##,## CZ&quot;);TEXT([.G53]/[.F53]*100;&quot;##,##&quot;))" office:value-type="string" office:string-value="8,93" calcext:value-type="string">
            <text:p>8,93</text:p>
          </table:table-cell>
          <table:table-cell table:style-name="ce129" table:formula="of:=IF([.H53]/[.F53]*100&gt;15;TEXT([.H53]/[.F53]*100;&quot;##,## CZ&quot;);TEXT([.H53]/[.F53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2]/[.F52]*100)-([.H53]/[.F53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4]-[.$B$17])*[.$H$5]" office:value-type="float" office:value="470.099999999995" calcext:value-type="float">
            <text:p>470,100</text:p>
          </table:table-cell>
          <table:table-cell table:style-name="ce108" table:formula="of:=([.C54]-[.$C$17])*[.$H$5]" office:value-type="float" office:value="42.2399999999996" calcext:value-type="float">
            <text:p>42,240</text:p>
          </table:table-cell>
          <table:table-cell table:style-name="ce108" table:formula="of:=([.D54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4]/[.F54]*100&gt;20;TEXT([.G54]/[.F54]*100;&quot;##,## CZ&quot;);TEXT([.G54]/[.F54]*100;&quot;##,##&quot;))" office:value-type="string" office:string-value="8,99" calcext:value-type="string">
            <text:p>8,99</text:p>
          </table:table-cell>
          <table:table-cell table:style-name="ce129" table:formula="of:=IF([.H54]/[.F54]*100&gt;15;TEXT([.H54]/[.F54]*100;&quot;##,## CZ&quot;);TEXT([.H54]/[.F54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3]/[.F53]*100)-([.H54]/[.F54]*100)" office:value-type="float" office:value="0.0757926648161416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5]-[.$B$17])*[.$H$5]" office:value-type="float" office:value="473.039999999994" calcext:value-type="float">
            <text:p>473,040</text:p>
          </table:table-cell>
          <table:table-cell table:style-name="ce108" table:formula="of:=([.C55]-[.$C$17])*[.$H$5]" office:value-type="float" office:value="42.1199999999999" calcext:value-type="float">
            <text:p>42,120</text:p>
          </table:table-cell>
          <table:table-cell table:style-name="ce108" table:formula="of:=([.D55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9" calcext:value-type="string">
            <text:p>8,9</text:p>
          </table:table-cell>
          <table:table-cell table:style-name="ce129" table:formula="of:=IF([.H55]/[.F55]*100&gt;15;TEXT([.H55]/[.F55]*100;&quot;##,## CZ&quot;);TEXT([.H55]/[.F55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54]/[.F54]*100)-([.H55]/[.F55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6]-[.$B$17])*[.$H$5]" office:value-type="float" office:value="474.960000000003" calcext:value-type="float">
            <text:p>474,960</text:p>
          </table:table-cell>
          <table:table-cell table:style-name="ce108" table:formula="of:=([.C56]-[.$C$17])*[.$H$5]" office:value-type="float" office:value="45.0599999999994" calcext:value-type="float">
            <text:p>45,060</text:p>
          </table:table-cell>
          <table:table-cell table:style-name="ce108" table:formula="of:=([.D5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9,49" calcext:value-type="string">
            <text:p>9,49</text:p>
          </table:table-cell>
          <table:table-cell table:style-name="ce129" table:formula="of:=IF([.H56]/[.F56]*100&gt;15;TEXT([.H56]/[.F56]*100;&quot;##,## CZ&quot;);TEXT([.H56]/[.F56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55]/[.F55]*100)-([.H56]/[.F56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57]-[.$B$17])*[.$H$5]" office:value-type="float" office:value="487.140000000002" calcext:value-type="float">
            <text:p>487,140</text:p>
          </table:table-cell>
          <table:table-cell table:style-name="ce85" table:formula="of:=([.C57]-[.$C$17])*[.$H$5]" office:value-type="float" office:value="47.1599999999992" calcext:value-type="float">
            <text:p>47,160</text:p>
          </table:table-cell>
          <table:table-cell table:style-name="ce85" table:formula="of:=([.D57]-[.$D$17])*[.$H$5]" office:value-type="float" office:value="174.12" calcext:value-type="float">
            <text:p>174,120</text:p>
          </table:table-cell>
          <table:table-cell table:style-name="ce98" table:formula="of:=TEXT([.H57]-[.H52];&quot;#,##k&quot;)" office:value-type="string" office:string-value="k" calcext:value-type="string">
            <text:p>k</text:p>
          </table:table-cell>
          <table:table-cell table:style-name="ce135" table:formula="of:=IF([.G57]/[.F57]*100&gt;20;TEXT([.G57]/[.F57]*100;&quot;##,## CZ&quot;);TEXT([.G57]/[.F57]*100;&quot;##,##&quot;))" office:value-type="string" office:string-value="9,68" calcext:value-type="string">
            <text:p>9,68</text:p>
          </table:table-cell>
          <table:table-cell table:style-name="ce151" table:formula="of:=IF([.H57]/[.F57]*100&gt;15;TEXT([.H57]/[.F57]*100;&quot;##,## CZ&quot;);TEXT([.H57]/[.F57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56]/[.F56]*100)-([.H57]/[.F57]*100)" office:value-type="float" office:value="0.916611114572078" calcext:value-type="float">
            <text:p>0,92</text:p>
          </table:table-cell>
          <table:table-cell table:style-name="ce198" table:formula="of:=SUM([.M53:.M57])" office:value-type="float" office:value="2.4308465508735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8]-[.$B$17])*[.$H$5]" office:value-type="float" office:value="493.619999999999" calcext:value-type="float">
            <text:p>493,620</text:p>
          </table:table-cell>
          <table:table-cell table:style-name="ce108" table:formula="of:=([.C58]-[.$C$17])*[.$H$5]" office:value-type="float" office:value="54.2999999999992" calcext:value-type="float">
            <text:p>54,30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93" table:formula="of:=TEXT([.H58]-[.H57];&quot;#,##k&quot;)" office:value-type="string" office:string-value="k" calcext:value-type="string">
            <text:p>k</text:p>
          </table:table-cell>
          <table:table-cell table:style-name="ce101" table:formula="of:=IF([.G58]/[.F58]*100&gt;20;TEXT([.G58]/[.F58]*100;&quot;##,## CZ&quot;);TEXT([.G58]/[.F58]*100;&quot;##,##&quot;))" office:value-type="string" office:string-value="11" calcext:value-type="string">
            <text:p>11</text:p>
          </table:table-cell>
          <table:table-cell table:style-name="ce129" table:formula="of:=IF([.H58]/[.F58]*100&gt;15;TEXT([.H58]/[.F58]*100;&quot;##,## CZ&quot;);TEXT([.H58]/[.F58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57]/[.F57]*100)-([.H58]/[.F58]*100)" office:value-type="float" office:value="0.469220658733676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59]-[.$B$17])*[.$H$5]" office:value-type="float" office:value="501.899999999994" calcext:value-type="float">
            <text:p>501,900</text:p>
          </table:table-cell>
          <table:table-cell table:style-name="ce108" table:formula="of:=([.C59]-[.$C$17])*[.$H$5]" office:value-type="float" office:value="56.2799999999993" calcext:value-type="float">
            <text:p>56,2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9]/[.F59]*100&gt;20;TEXT([.G59]/[.F59]*100;&quot;##,## CZ&quot;);TEXT([.G59]/[.F59]*100;&quot;##,##&quot;))" office:value-type="string" office:string-value="11,21" calcext:value-type="string">
            <text:p>11,21</text:p>
          </table:table-cell>
          <table:table-cell table:style-name="ce129" table:formula="of:=IF([.H59]/[.F59]*100&gt;15;TEXT([.H59]/[.F59]*100;&quot;##,## CZ&quot;);TEXT([.H59]/[.F59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58]/[.F58]*100)-([.H59]/[.F59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0]-[.$B$17])*[.$H$5]" office:value-type="float" office:value="517.020000000005" calcext:value-type="float">
            <text:p>517,020</text:p>
          </table:table-cell>
          <table:table-cell table:style-name="ce108" table:formula="of:=([.C60]-[.$C$17])*[.$H$5]" office:value-type="float" office:value="59.5799999999997" calcext:value-type="float">
            <text:p>59,5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/>
          <table:table-cell table:style-name="ce101" table:formula="of:=IF([.G60]/[.F60]*100&gt;20;TEXT([.G60]/[.F60]*100;&quot;##,## CZ&quot;);TEXT([.G60]/[.F60]*100;&quot;##,##&quot;))" office:value-type="string" office:string-value="11,52" calcext:value-type="string">
            <text:p>11,52</text:p>
          </table:table-cell>
          <table:table-cell table:style-name="ce129" table:formula="of:=IF([.H60]/[.F60]*100&gt;15;TEXT([.H60]/[.F60]*100;&quot;##,## CZ&quot;);TEXT([.H60]/[.F60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59]/[.F59]*100)-([.H60]/[.F60]*100)" office:value-type="float" office:value="1.01455573613195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k</text:p>
          </table:table-cell>
          <table:table-cell table:style-name="ce108" table:formula="of:=([.B61]-[.$B$17])*[.$H$5]" office:value-type="float" office:value="524.159999999999" calcext:value-type="float">
            <text:p>524,160</text:p>
          </table:table-cell>
          <table:table-cell table:style-name="ce108" table:formula="of:=([.C61]-[.$C$17])*[.$H$5]" office:value-type="float" office:value="62.9399999999995" calcext:value-type="float">
            <text:p>62,9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/>
          <table:table-cell table:style-name="ce101" table:formula="of:=IF([.G61]/[.F61]*100&gt;20;TEXT([.G61]/[.F61]*100;&quot;##,## CZ&quot;);TEXT([.G61]/[.F61]*100;&quot;##,##&quot;))" office:value-type="string" office:string-value="12,01" calcext:value-type="string">
            <text:p>12,01</text:p>
          </table:table-cell>
          <table:table-cell table:style-name="ce129" table:formula="of:=IF([.H61]/[.F61]*100&gt;15;TEXT([.H61]/[.F61]*100;&quot;##,## CZ&quot;);TEXT([.H61]/[.F61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0]/[.F60]*100)-([.H61]/[.F61]*100)" office:value-type="float" office:value="0.458749549935241" calcext:value-type="float">
            <text:p>0,4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953" calcext:value-type="float">
            <text:p>1031,953</text:p>
          </table:table-cell>
          <table:table-cell table:style-name="ce69" office:value-type="float" office:value="69.68" calcext:value-type="float">
            <text:p>69,680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2]-[.$B$17])*[.$H$5]" office:value-type="float" office:value="531.119999999999" calcext:value-type="float">
            <text:p>531,120</text:p>
          </table:table-cell>
          <table:table-cell table:style-name="ce85" table:formula="of:=([.C62]-[.$C$17])*[.$H$5]" office:value-type="float" office:value="68.4" calcext:value-type="float">
            <text:p>68,400</text:p>
          </table:table-cell>
          <table:table-cell table:style-name="ce85" table:formula="of:=([.D62]-[.$D$17])*[.$H$5]" office:value-type="float" office:value="174.12" calcext:value-type="float">
            <text:p>174,120</text:p>
          </table:table-cell>
          <table:table-cell table:style-name="ce98" table:formula="of:=TEXT([.H62]-[.H57];&quot;#,##k&quot;)" office:value-type="string" office:string-value="k" calcext:value-type="string">
            <text:p>k</text:p>
          </table:table-cell>
          <table:table-cell table:style-name="ce135" table:formula="of:=IF([.G62]/[.F62]*100&gt;20;TEXT([.G62]/[.F62]*100;&quot;##,## CZ&quot;);TEXT([.G62]/[.F62]*100;&quot;##,##&quot;))" office:value-type="string" office:string-value="12,88" calcext:value-type="string">
            <text:p>12,88</text:p>
          </table:table-cell>
          <table:table-cell table:style-name="ce151" table:formula="of:=IF([.H62]/[.F62]*100&gt;15;TEXT([.H62]/[.F62]*100;&quot;##,## CZ&quot;);TEXT([.H62]/[.F62]*100;&quot;##,##&quot;))" office:value-type="string" office:string-value="32,78 CZ" calcext:value-type="string">
            <text:p>32,78 CZ</text:p>
          </table:table-cell>
          <table:table-cell table:style-name="ce207" office:value-type="time" office:time-value="PT17H15M00S" calcext:value-type="time">
            <text:p>17:15</text:p>
          </table:table-cell>
          <table:table-cell table:style-name="ce177" table:formula="of:=([.H61]/[.F61]*100)-([.H62]/[.F62]*100)" office:value-type="float" office:value="0.435312729144577" calcext:value-type="float">
            <text:p>0,44</text:p>
          </table:table-cell>
          <table:table-cell table:style-name="ce198" table:formula="of:=SUM([.M58:.M62])" office:value-type="float" office:value="2.95976640290835" calcext:value-type="float">
            <text:p>2,96</text:p>
          </table:table-cell>
          <table:table-cell table:number-columns-repeated="1010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 office:value-type="string" calcext:value-type="string">
            <text:p><text:s/></text:p>
          </table:table-cell>
          <table:table-cell table:style-name="ce108" table:formula="of:=([.B63]-[.$B$17])*[.$H$5]" office:value-type="float" office:value="541.679999999994" calcext:value-type="float">
            <text:p>541,680</text:p>
          </table:table-cell>
          <table:table-cell table:style-name="ce108" table:formula="of:=([.C63]-[.$C$17])*[.$H$5]" office:value-type="float" office:value="75.36" calcext:value-type="float">
            <text:p>75,3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93" table:formula="of:=TEXT([.H63]-[.H62];&quot;#,##k&quot;)" office:value-type="string" office:string-value="k" calcext:value-type="string">
            <text:p>k</text:p>
          </table:table-cell>
          <table:table-cell table:style-name="ce101" table:formula="of:=IF([.G63]/[.F63]*100&gt;20;TEXT([.G63]/[.F63]*100;&quot;##,## CZ&quot;);TEXT([.G63]/[.F63]*100;&quot;##,##&quot;))" office:value-type="string" office:string-value="13,91" calcext:value-type="string">
            <text:p>13,91</text:p>
          </table:table-cell>
          <table:table-cell table:style-name="ce129" table:formula="of:=IF([.H63]/[.F63]*100&gt;15;TEXT([.H63]/[.F63]*100;&quot;##,## CZ&quot;);TEXT([.H63]/[.F63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2]/[.F62]*100)-([.H63]/[.F63]*100)" office:value-type="float" office:value="0.639112218230892" calcext:value-type="float">
            <text:p>0,6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4]-[.$B$17])*[.$H$5]" office:value-type="float" office:value="546.299999999994" calcext:value-type="float">
            <text:p>546,300</text:p>
          </table:table-cell>
          <table:table-cell table:style-name="ce108" table:formula="of:=([.C64]-[.$C$17])*[.$H$5]" office:value-type="float" office:value="75.4199999999995" calcext:value-type="float">
            <text:p>75,420</text:p>
          </table:table-cell>
          <table:table-cell table:style-name="ce108" table:formula="of:=([.D6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4]/[.F64]*100&gt;20;TEXT([.G64]/[.F64]*100;&quot;##,## CZ&quot;);TEXT([.G64]/[.F64]*100;&quot;##,##&quot;))" office:value-type="string" office:string-value="13,81" calcext:value-type="string">
            <text:p>13,81</text:p>
          </table:table-cell>
          <table:table-cell table:style-name="ce129" table:formula="of:=IF([.H64]/[.F64]*100&gt;15;TEXT([.H64]/[.F64]*100;&quot;##,## CZ&quot;);TEXT([.H64]/[.F64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2]/[.F62]*100)-([.H64]/[.F64]*100)" office:value-type="float" office:value="0.888988313030936" calcext:value-type="float">
            <text:p>0,8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5]-[.$B$17])*[.$H$5]" office:value-type="float" office:value="551.939999999997" calcext:value-type="float">
            <text:p>551,940</text:p>
          </table:table-cell>
          <table:table-cell table:style-name="ce108" table:formula="of:=([.C65]-[.$C$17])*[.$H$5]" office:value-type="float" office:value="75.9" calcext:value-type="float">
            <text:p>75,900</text:p>
          </table:table-cell>
          <table:table-cell table:style-name="ce108" table:formula="of:=([.D6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5]/[.F65]*100&gt;20;TEXT([.G65]/[.F65]*100;&quot;##,## CZ&quot;);TEXT([.G65]/[.F65]*100;&quot;##,##&quot;))" office:value-type="string" office:string-value="13,75" calcext:value-type="string">
            <text:p>13,75</text:p>
          </table:table-cell>
          <table:table-cell table:style-name="ce129" table:formula="of:=IF([.H65]/[.F65]*100&gt;15;TEXT([.H65]/[.F65]*100;&quot;##,## CZ&quot;);TEXT([.H65]/[.F6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63]/[.F63]*100)-([.H65]/[.F65]*100)" office:value-type="float" office:value="0.575790755318621" calcext:value-type="float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6]-[.$B$17])*[.$H$5]" office:value-type="float" office:value="553.920000000005" calcext:value-type="float">
            <text:p>553,920</text:p>
          </table:table-cell>
          <table:table-cell table:style-name="ce108" table:formula="of:=([.C66]-[.$C$17])*[.$H$5]" office:value-type="float" office:value="77.8799999999993" calcext:value-type="float">
            <text:p>77,880</text:p>
          </table:table-cell>
          <table:table-cell table:style-name="ce108" table:formula="of:=([.D6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4,06" calcext:value-type="string">
            <text:p>14,06</text:p>
          </table:table-cell>
          <table:table-cell table:style-name="ce129" table:formula="of:=IF([.H66]/[.F66]*100&gt;15;TEXT([.H66]/[.F66]*100;&quot;##,## CZ&quot;);TEXT([.H66]/[.F6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64]/[.F64]*100)-([.H66]/[.F6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7]-[.$B$17])*[.$H$5]" office:value-type="float" office:value="560.280000000005" calcext:value-type="float">
            <text:p>560,280</text:p>
          </table:table-cell>
          <table:table-cell table:style-name="ce108" table:formula="of:=([.C67]-[.$C$17])*[.$H$5]" office:value-type="float" office:value="78.7199999999999" calcext:value-type="float">
            <text:p>78,720</text:p>
          </table:table-cell>
          <table:table-cell table:style-name="ce108" table:formula="of:=([.D6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67]/[.F67]*100&gt;20;TEXT([.G67]/[.F67]*100;&quot;##,## CZ&quot;);TEXT([.G67]/[.F67]*100;&quot;##,##&quot;))" office:value-type="string" office:string-value="14,05" calcext:value-type="string">
            <text:p>14,05</text:p>
          </table:table-cell>
          <table:table-cell table:style-name="ce129" table:formula="of:=IF([.H67]/[.F67]*100&gt;15;TEXT([.H67]/[.F67]*100;&quot;##,## CZ&quot;);TEXT([.H67]/[.F6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65]/[.F65]*100)-([.H67]/[.F67]*100)" office:value-type="float" office:value="0.469912420057995" calcext:value-type="float">
            <text:p>0,47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68]-[.$B$17])*[.$H$5]" office:value-type="float" office:value="566.700000000003" calcext:value-type="float">
            <text:p>566,700</text:p>
          </table:table-cell>
          <table:table-cell table:style-name="ce85" table:formula="of:=([.C68]-[.$C$17])*[.$H$5]" office:value-type="float" office:value="81.4799999999994" calcext:value-type="float">
            <text:p>81,480</text:p>
          </table:table-cell>
          <table:table-cell table:style-name="ce85" table:formula="of:=([.D68]-[.$D$17])*[.$H$5]" office:value-type="float" office:value="174.24" calcext:value-type="float">
            <text:p>174,240</text:p>
          </table:table-cell>
          <table:table-cell table:style-name="ce98" table:formula="of:=TEXT([.H68]-[.H63];&quot;#,##k&quot;)" office:value-type="string" office:string-value=",12k" calcext:value-type="string">
            <text:p>,12k</text:p>
          </table:table-cell>
          <table:table-cell table:style-name="ce101" table:formula="of:=IF([.G68]/[.F68]*100&gt;20;TEXT([.G68]/[.F68]*100;&quot;##,## CZ&quot;);TEXT([.G68]/[.F68]*100;&quot;##,##&quot;))" office:value-type="string" office:string-value="14,38" calcext:value-type="string">
            <text:p>14,38</text:p>
          </table:table-cell>
          <table:table-cell table:style-name="ce129" table:formula="of:=IF([.H68]/[.F68]*100&gt;15;TEXT([.H68]/[.F68]*100;&quot;##,## CZ&quot;);TEXT([.H68]/[.F6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66]/[.F66]*100)-([.H68]/[.F68]*100)" office:value-type="float" office:value="0.709379211764052" calcext:value-type="float">
            <text:p>0,71</text:p>
          </table:table-cell>
          <table:table-cell table:style-name="ce198" table:formula="of:=SUM([.M63:.M68])" office:value-type="float" office:value="3.72194045254409" calcext:value-type="float">
            <text:p>3,72</text:p>
          </table:table-cell>
          <table:table-cell table:number-columns-repeated="1010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69]-[.$B$17])*[.$H$5]" office:value-type="float" office:value="575.400000000002" calcext:value-type="float">
            <text:p>575,400</text:p>
          </table:table-cell>
          <table:table-cell table:style-name="ce108" table:formula="of:=([.C69]-[.$C$17])*[.$H$5]" office:value-type="float" office:value="85.7399999999993" calcext:value-type="float">
            <text:p>85,740</text:p>
          </table:table-cell>
          <table:table-cell table:style-name="ce108" table:formula="of:=([.D69]-[.$D$17])*[.$H$5]" office:value-type="float" office:value="174.24" calcext:value-type="float">
            <text:p>174,240</text:p>
          </table:table-cell>
          <table:table-cell table:style-name="ce93" table:formula="of:=TEXT([.H69]-[.H68];&quot;#,##k&quot;)" office:value-type="string" office:string-value="k" calcext:value-type="string">
            <text:p>k</text:p>
          </table:table-cell>
          <table:table-cell table:style-name="ce101" table:formula="of:=IF([.G69]/[.F69]*100&gt;20;TEXT([.G69]/[.F69]*100;&quot;##,## CZ&quot;);TEXT([.G69]/[.F69]*100;&quot;##,##&quot;))" office:value-type="string" office:string-value="14,9" calcext:value-type="string">
            <text:p>14,9</text:p>
          </table:table-cell>
          <table:table-cell table:style-name="ce129" table:formula="of:=IF([.H69]/[.F69]*100&gt;15;TEXT([.H69]/[.F69]*100;&quot;##,## CZ&quot;);TEXT([.H69]/[.F6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8]/[.F68]*100)-([.H69]/[.F69]*100)" office:value-type="float" office:value="0.464883406539425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0]-[.$B$17])*[.$H$5]" office:value-type="float" office:value="577.680000000003" calcext:value-type="float">
            <text:p>577,680</text:p>
          </table:table-cell>
          <table:table-cell table:style-name="ce108" table:formula="of:=([.C70]-[.$C$17])*[.$H$5]" office:value-type="float" office:value="85.7399999999993" calcext:value-type="float">
            <text:p>85,740</text:p>
          </table:table-cell>
          <table:table-cell table:style-name="ce108" table:formula="of:=([.D7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0]/[.F70]*100&gt;20;TEXT([.G70]/[.F70]*100;&quot;##,## CZ&quot;);TEXT([.G70]/[.F70]*100;&quot;##,##&quot;))" office:value-type="string" office:string-value="14,84" calcext:value-type="string">
            <text:p>14,84</text:p>
          </table:table-cell>
          <table:table-cell table:style-name="ce129" table:formula="of:=IF([.H70]/[.F70]*100&gt;15;TEXT([.H70]/[.F70]*100;&quot;##,## CZ&quot;);TEXT([.H70]/[.F7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69]/[.F69]*100)-([.H70]/[.F7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1]-[.$B$17])*[.$H$5]" office:value-type="float" office:value="585.479999999996" calcext:value-type="float">
            <text:p>585,480</text:p>
          </table:table-cell>
          <table:table-cell table:style-name="ce108" table:formula="of:=([.C71]-[.$C$17])*[.$H$5]" office:value-type="float" office:value="87.1799999999993" calcext:value-type="float">
            <text:p>87,180</text:p>
          </table:table-cell>
          <table:table-cell table:style-name="ce108" table:formula="of:=([.D7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1]/[.F71]*100&gt;20;TEXT([.G71]/[.F71]*100;&quot;##,## CZ&quot;);TEXT([.G71]/[.F71]*100;&quot;##,##&quot;))" office:value-type="string" office:string-value="14,89" calcext:value-type="string">
            <text:p>14,89</text:p>
          </table:table-cell>
          <table:table-cell table:style-name="ce129" table:formula="of:=IF([.H71]/[.F71]*100&gt;15;TEXT([.H71]/[.F71]*100;&quot;##,## CZ&quot;);TEXT([.H71]/[.F7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70]/[.F70]*100)-([.H71]/[.F7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2]-[.$B$17])*[.$H$5]" office:value-type="float" office:value="594.719999999995" calcext:value-type="float">
            <text:p>594,720</text:p>
          </table:table-cell>
          <table:table-cell table:style-name="ce85" table:formula="of:=([.C72]-[.$C$17])*[.$H$5]" office:value-type="float" office:value="89.1" calcext:value-type="float">
            <text:p>89,100</text:p>
          </table:table-cell>
          <table:table-cell table:style-name="ce85" table:formula="of:=([.D72]-[.$D$17])*[.$H$5]" office:value-type="float" office:value="174.24" calcext:value-type="float">
            <text:p>174,240</text:p>
          </table:table-cell>
          <table:table-cell table:style-name="ce98" table:formula="of:=TEXT([.H72]-[.H69];&quot;#,##k&quot;)" office:value-type="string" office:string-value="k" calcext:value-type="string">
            <text:p>k</text:p>
          </table:table-cell>
          <table:table-cell table:style-name="ce101" table:formula="of:=IF([.G72]/[.F72]*100&gt;20;TEXT([.G72]/[.F72]*100;&quot;##,## CZ&quot;);TEXT([.G72]/[.F72]*100;&quot;##,##&quot;))" office:value-type="string" office:string-value="14,98" calcext:value-type="string">
            <text:p>14,98</text:p>
          </table:table-cell>
          <table:table-cell table:style-name="ce129" table:formula="of:=IF([.H72]/[.F72]*100&gt;15;TEXT([.H72]/[.F72]*100;&quot;##,## CZ&quot;);TEXT([.H72]/[.F7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71]/[.F71]*100)-([.H72]/[.F72]*100)" office:value-type="float" office:value="0.462375938386927" calcext:value-type="float">
            <text:p>0,46</text:p>
          </table:table-cell>
          <table:table-cell table:style-name="ce198" table:formula="of:=SUM([.M69:.M72])" office:value-type="float" office:value="1.44860585753854" calcext:value-type="float">
            <text:p>1,45</text:p>
          </table:table-cell>
          <table:table-cell table:number-columns-repeated="1010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 office:value-type="string" calcext:value-type="string">
            <text:p>k</text:p>
          </table:table-cell>
          <table:table-cell table:style-name="ce85" table:formula="of:=([.B73]-[.$B$17])*[.$H$5]" office:value-type="float" office:value="599.520000000005" calcext:value-type="float">
            <text:p>599,520</text:p>
          </table:table-cell>
          <table:table-cell table:style-name="ce85" table:formula="of:=([.C73]-[.$C$17])*[.$H$5]" office:value-type="float" office:value="92.6399999999998" calcext:value-type="float">
            <text:p>92,640</text:p>
          </table:table-cell>
          <table:table-cell table:style-name="ce85" table:formula="of:=([.D73]-[.$D$17])*[.$H$5]" office:value-type="float" office:value="174.24" calcext:value-type="float">
            <text:p>174,240</text:p>
          </table:table-cell>
          <table:table-cell table:style-name="ce93" table:formula="of:=TEXT([.H73]-[.H72];&quot;#,##k&quot;)" office:value-type="string" office:string-value="k" calcext:value-type="string">
            <text:p>k</text:p>
          </table:table-cell>
          <table:table-cell table:style-name="ce101" table:formula="of:=IF([.G73]/[.F73]*100&gt;20;TEXT([.G73]/[.F73]*100;&quot;##,## CZ&quot;);TEXT([.G73]/[.F73]*100;&quot;##,##&quot;))" office:value-type="string" office:string-value="15,45" calcext:value-type="string">
            <text:p>15,45</text:p>
          </table:table-cell>
          <table:table-cell table:style-name="ce129" table:formula="of:=IF([.H73]/[.F73]*100&gt;15;TEXT([.H73]/[.F73]*100;&quot;##,## CZ&quot;);TEXT([.H73]/[.F7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72]/[.F72]*100)-([.H73]/[.F73]*100)" office:value-type="float" office:value="0.234570222764621" calcext:value-type="float">
            <text:p>0,23</text:p>
          </table:table-cell>
          <table:table-cell table:style-name="ce198" table:formula="of:=[.M7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4]-[.$B$17])*[.$H$5]" office:value-type="float" office:value="602.639999999999" calcext:value-type="float">
            <text:p>602,640</text:p>
          </table:table-cell>
          <table:table-cell table:style-name="ce108" table:formula="of:=([.C74]-[.$C$17])*[.$H$5]" office:value-type="float" office:value="93.4199999999993" calcext:value-type="float">
            <text:p>93,420</text:p>
          </table:table-cell>
          <table:table-cell table:style-name="ce108" table:formula="of:=([.D74]-[.$D$17])*[.$H$5]" office:value-type="float" office:value="174.24" calcext:value-type="float">
            <text:p>174,240</text:p>
          </table:table-cell>
          <table:table-cell table:style-name="ce93" table:formula="of:=TEXT([.H74]-[.H73];&quot;#,##k&quot;)" office:value-type="string" office:string-value="k" calcext:value-type="string">
            <text:p>k</text:p>
          </table:table-cell>
          <table:table-cell table:style-name="ce101" table:formula="of:=IF([.G74]/[.F74]*100&gt;20;TEXT([.G74]/[.F74]*100;&quot;##,## CZ&quot;);TEXT([.G74]/[.F74]*100;&quot;##,##&quot;))" office:value-type="string" office:string-value="15,5" calcext:value-type="string">
            <text:p>15,5</text:p>
          </table:table-cell>
          <table:table-cell table:style-name="ce129" table:formula="of:=IF([.H74]/[.F74]*100&gt;15;TEXT([.H74]/[.F74]*100;&quot;##,## CZ&quot;);TEXT([.H74]/[.F7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3]/[.F73]*100)-([.H74]/[.F74]*100)" office:value-type="float" office:value="0.150466848986685" calcext:value-type="float">
            <text:p>0,15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5]-[.$B$17])*[.$H$5]" office:value-type="float" office:value="608.639999999994" calcext:value-type="float">
            <text:p>608,640</text:p>
          </table:table-cell>
          <table:table-cell table:style-name="ce108" table:formula="of:=([.C75]-[.$C$17])*[.$H$5]" office:value-type="float" office:value="93.4199999999993" calcext:value-type="float">
            <text:p>93,42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5,35" calcext:value-type="string">
            <text:p>15,35</text:p>
          </table:table-cell>
          <table:table-cell table:style-name="ce129" table:formula="of:=IF([.H75]/[.F75]*100&gt;15;TEXT([.H75]/[.F75]*100;&quot;##,## CZ&quot;);TEXT([.H75]/[.F7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74]/[.F74]*100)-([.H75]/[.F7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6]-[.$B$17])*[.$H$5]" office:value-type="float" office:value="619.140000000004" calcext:value-type="float">
            <text:p>619,140</text:p>
          </table:table-cell>
          <table:table-cell table:style-name="ce108" table:formula="of:=([.C76]-[.$C$17])*[.$H$5]" office:value-type="float" office:value="97.68" calcext:value-type="float">
            <text:p>97,6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5,78" calcext:value-type="string">
            <text:p>15,78</text:p>
          </table:table-cell>
          <table:table-cell table:style-name="ce129" table:formula="of:=IF([.H76]/[.F76]*100&gt;15;TEXT([.H76]/[.F76]*100;&quot;##,## CZ&quot;);TEXT([.H76]/[.F7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5]/[.F75]*100)-([.H76]/[.F76]*100)" office:value-type="float" office:value="0.485498405288233" calcext:value-type="float">
            <text:p>0,4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77]-[.$B$17])*[.$H$5]" office:value-type="float" office:value="633.959999999995" calcext:value-type="float">
            <text:p>633,960</text:p>
          </table:table-cell>
          <table:table-cell table:style-name="ce85" table:formula="of:=([.C77]-[.$C$17])*[.$H$5]" office:value-type="float" office:value="109.679999999999" calcext:value-type="float">
            <text:p>109,680</text:p>
          </table:table-cell>
          <table:table-cell table:style-name="ce85" table:formula="of:=([.D77]-[.$D$17])*[.$H$5]" office:value-type="float" office:value="174.24" calcext:value-type="float">
            <text:p>174,240</text:p>
          </table:table-cell>
          <table:table-cell table:style-name="ce98" table:formula="of:=TEXT([.H77]-[.H73];&quot;#,##k&quot;)" office:value-type="string" office:string-value="k" calcext:value-type="string">
            <text:p>k</text:p>
          </table:table-cell>
          <table:table-cell table:style-name="ce101" table:formula="of:=IF([.G77]/[.F77]*100&gt;20;TEXT([.G77]/[.F77]*100;&quot;##,## CZ&quot;);TEXT([.G77]/[.F77]*100;&quot;##,##&quot;))" office:value-type="string" office:string-value="17,3" calcext:value-type="string">
            <text:p>17,3</text:p>
          </table:table-cell>
          <table:table-cell table:style-name="ce129" table:formula="of:=IF([.H77]/[.F77]*100&gt;15;TEXT([.H77]/[.F77]*100;&quot;##,## CZ&quot;);TEXT([.H77]/[.F7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76]/[.F76]*100)-([.H77]/[.F77]*100)" office:value-type="float" office:value="0.657877974278239" calcext:value-type="float">
            <text:p>0,66</text:p>
          </table:table-cell>
          <table:table-cell table:style-name="ce198" table:formula="of:=SUM([.M74:.M77])" office:value-type="float" office:value="1.5788667276804" calcext:value-type="float">
            <text:p>1,58</text:p>
          </table:table-cell>
          <table:table-cell table:number-columns-repeated="1010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 office:value-type="string" calcext:value-type="string">
            <text:p>k</text:p>
          </table:table-cell>
          <table:table-cell table:style-name="ce108" table:formula="of:=([.B78]-[.$B$17])*[.$H$5]" office:value-type="float" office:value="639.240000000007" calcext:value-type="float">
            <text:p>639,240</text:p>
          </table:table-cell>
          <table:table-cell table:style-name="ce108" table:formula="of:=([.C78]-[.$C$17])*[.$H$5]" office:value-type="float" office:value="113.4" calcext:value-type="float">
            <text:p>113,400</text:p>
          </table:table-cell>
          <table:table-cell table:style-name="ce108" table:formula="of:=([.D78]-[.$D$17])*[.$H$5]" office:value-type="float" office:value="174.24" calcext:value-type="float">
            <text:p>174,240</text:p>
          </table:table-cell>
          <table:table-cell table:style-name="ce93" table:formula="of:=TEXT([.H78]-[.H77];&quot;#,##k&quot;)" office:value-type="string" office:string-value="k" calcext:value-type="string">
            <text:p>k</text:p>
          </table:table-cell>
          <table:table-cell table:style-name="ce101" table:formula="of:=IF([.G78]/[.F78]*100&gt;20;TEXT([.G78]/[.F78]*100;&quot;##,## CZ&quot;);TEXT([.G78]/[.F78]*100;&quot;##,##&quot;))" office:value-type="string" office:string-value="17,74" calcext:value-type="string">
            <text:p>17,74</text:p>
          </table:table-cell>
          <table:table-cell table:style-name="ce129" table:formula="of:=IF([.H78]/[.F78]*100&gt;15;TEXT([.H78]/[.F78]*100;&quot;##,## CZ&quot;);TEXT([.H78]/[.F7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77]/[.F77]*100)-([.H78]/[.F78]*100)" office:value-type="float" office:value="0.227015748152027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3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647.279999999994" calcext:value-type="float">
            <text:p>647,280</text:p>
          </table:table-cell>
          <table:table-cell table:style-name="ce108" table:formula="of:=([.C79]-[.$C$17])*[.$H$5]" office:value-type="float" office:value="113.52" calcext:value-type="float">
            <text:p>113,52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9]/[.F79]*100&gt;20;TEXT([.G79]/[.F79]*100;&quot;##,## CZ&quot;);TEXT([.G79]/[.F79]*100;&quot;##,##&quot;))" office:value-type="string" office:string-value="17,54" calcext:value-type="string">
            <text:p>17,54</text:p>
          </table:table-cell>
          <table:table-cell table:style-name="ce129" table:formula="of:=IF([.H79]/[.F79]*100&gt;15;TEXT([.H79]/[.F79]*100;&quot;##,## CZ&quot;);TEXT([.H79]/[.F79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78]/[.F78]*100)-([.H79]/[.F79]*100)" office:value-type="float" office:value="0.338569459463944" calcext:value-type="float">
            <text:p>0,3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0]-[.$B$17])*[.$H$5]" office:value-type="float" office:value="649.32" calcext:value-type="float">
            <text:p>649,320</text:p>
          </table:table-cell>
          <table:table-cell table:style-name="ce108" table:formula="of:=([.C80]-[.$C$17])*[.$H$5]" office:value-type="float" office:value="113.639999999999" calcext:value-type="float">
            <text:p>113,640</text:p>
          </table:table-cell>
          <table:table-cell table:style-name="ce108" table:formula="of:=([.D80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7,5" calcext:value-type="string">
            <text:p>17,5</text:p>
          </table:table-cell>
          <table:table-cell table:style-name="ce129" table:formula="of:=IF([.H80]/[.F80]*100&gt;15;TEXT([.H80]/[.F80]*100;&quot;##,## CZ&quot;);TEXT([.H80]/[.F80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79]/[.F79]*100)-([.H80]/[.F80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81]-[.$B$17])*[.$H$5]" office:value-type="float" office:value="655.08" calcext:value-type="float">
            <text:p>655,080</text:p>
          </table:table-cell>
          <table:table-cell table:style-name="ce108" table:formula="of:=([.C81]-[.$C$17])*[.$H$5]" office:value-type="float" office:value="113.999999999999" calcext:value-type="float">
            <text:p>114,000</text:p>
          </table:table-cell>
          <table:table-cell table:style-name="ce108" table:formula="of:=([.D8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7,4" calcext:value-type="string">
            <text:p>17,4</text:p>
          </table:table-cell>
          <table:table-cell table:style-name="ce129" table:formula="of:=IF([.H81]/[.F81]*100&gt;15;TEXT([.H81]/[.F81]*100;&quot;##,## CZ&quot;);TEXT([.H81]/[.F81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0]/[.F80]*100)-([.H81]/[.F81]*100)" office:value-type="float" office:value="0.236029752071609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82]-[.$B$17])*[.$H$5]" office:value-type="float" office:value="661.920000000002" calcext:value-type="float">
            <text:p>661,920</text:p>
          </table:table-cell>
          <table:table-cell table:style-name="ce85" table:formula="of:=([.C82]-[.$C$17])*[.$H$5]" office:value-type="float" office:value="114.06" calcext:value-type="float">
            <text:p>114,060</text:p>
          </table:table-cell>
          <table:table-cell table:style-name="ce85" table:formula="of:=([.D82]-[.$D$17])*[.$H$5]" office:value-type="float" office:value="174.72" calcext:value-type="float">
            <text:p>174,720</text:p>
          </table:table-cell>
          <table:table-cell table:style-name="ce98" table:formula="of:=TEXT([.H82]-[.H77];&quot;#,##k&quot;)" office:value-type="string" office:string-value=",48k" calcext:value-type="string">
            <text:p>,48k</text:p>
          </table:table-cell>
          <table:table-cell table:style-name="ce101" table:formula="of:=IF([.G82]/[.F82]*100&gt;20;TEXT([.G82]/[.F82]*100;&quot;##,## CZ&quot;);TEXT([.G82]/[.F82]*100;&quot;##,##&quot;))" office:value-type="string" office:string-value="17,23" calcext:value-type="string">
            <text:p>17,23</text:p>
          </table:table-cell>
          <table:table-cell table:style-name="ce151" table:formula="of:=IF([.H82]/[.F82]*100&gt;15;TEXT([.H82]/[.F82]*100;&quot;##,## CZ&quot;);TEXT([.H82]/[.F82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1]/[.F81]*100)-([.H82]/[.F82]*100)" office:value-type="float" office:value="0.211498173277029" calcext:value-type="float">
            <text:p>0,21</text:p>
          </table:table-cell>
          <table:table-cell table:style-name="ce198" table:formula="of:=SUM([.M78:.M82])" office:value-type="float" office:value="1.08844478650548" calcext:value-type="float">
            <text:p>1,09</text:p>
          </table:table-cell>
          <table:table-cell table:number-columns-repeated="1010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83]-[.$B$17])*[.$H$5]" office:value-type="float" office:value="668.280000000002" calcext:value-type="float">
            <text:p>668,280</text:p>
          </table:table-cell>
          <table:table-cell table:style-name="ce108" table:formula="of:=([.C83]-[.$C$17])*[.$H$5]" office:value-type="float" office:value="115.08" calcext:value-type="float">
            <text:p>115,080</text:p>
          </table:table-cell>
          <table:table-cell table:style-name="ce108" table:formula="of:=([.D83]-[.$D$17])*[.$H$5]" office:value-type="float" office:value="174.84" calcext:value-type="float">
            <text:p>174,840</text:p>
          </table:table-cell>
          <table:table-cell table:style-name="ce93" table:formula="of:=TEXT([.H83]-[.H82];&quot;#,##k&quot;)" office:value-type="string" office:string-value=",12k" calcext:value-type="string">
            <text:p>,12k</text:p>
          </table:table-cell>
          <table:table-cell table:style-name="ce101" table:formula="of:=IF([.G83]/[.F83]*100&gt;20;TEXT([.G83]/[.F83]*100;&quot;##,## CZ&quot;);TEXT([.G83]/[.F83]*100;&quot;##,##&quot;))" office:value-type="string" office:string-value="17,22" calcext:value-type="string">
            <text:p>17,22</text:p>
          </table:table-cell>
          <table:table-cell table:style-name="ce129" table:formula="of:=IF([.H83]/[.F83]*100&gt;15;TEXT([.H83]/[.F83]*100;&quot;##,## CZ&quot;);TEXT([.H83]/[.F83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2]/[.F82]*100)-([.H83]/[.F83]*100)" office:value-type="float" office:value="0.233252787138337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84]-[.$B$17])*[.$H$5]" office:value-type="float" office:value="688.920000000005" calcext:value-type="float">
            <text:p>688,920</text:p>
          </table:table-cell>
          <table:table-cell table:style-name="ce108" table:formula="of:=([.C84]-[.$C$17])*[.$H$5]" office:value-type="float" office:value="116.7" calcext:value-type="float">
            <text:p>116,700</text:p>
          </table:table-cell>
          <table:table-cell table:style-name="ce108" table:formula="of:=([.D84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84]/[.F84]*100&gt;20;TEXT([.G84]/[.F84]*100;&quot;##,## CZ&quot;);TEXT([.G84]/[.F84]*100;&quot;##,##&quot;))" office:value-type="string" office:string-value="16,94" calcext:value-type="string">
            <text:p>16,94</text:p>
          </table:table-cell>
          <table:table-cell table:style-name="ce129" table:formula="of:=IF([.H84]/[.F84]*100&gt;15;TEXT([.H84]/[.F84]*100;&quot;##,## CZ&quot;);TEXT([.H84]/[.F84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83]/[.F83]*100)-([.H84]/[.F84]*100)" office:value-type="float" office:value="0.705448884071664" calcext:value-type="float">
            <text:p>0,7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85]-[.$B$17])*[.$H$5]" office:value-type="float" office:value="695.940000000003" calcext:value-type="float">
            <text:p>695,940</text:p>
          </table:table-cell>
          <table:table-cell table:style-name="ce108" table:formula="of:=([.C85]-[.$C$17])*[.$H$5]" office:value-type="float" office:value="116.819999999999" calcext:value-type="float">
            <text:p>116,820</text:p>
          </table:table-cell>
          <table:table-cell table:style-name="ce108" table:formula="of:=([.D85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6,79" calcext:value-type="string">
            <text:p>16,79</text:p>
          </table:table-cell>
          <table:table-cell table:style-name="ce129" table:formula="of:=IF([.H85]/[.F85]*100&gt;15;TEXT([.H85]/[.F85]*100;&quot;##,## CZ&quot;);TEXT([.H85]/[.F85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84]/[.F84]*100)-([.H85]/[.F85]*100)" office:value-type="float" office:value="0.2481676676924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9"/>
          <table:table-cell table:style-name="ce69" office:value-type="float" office:value="1034.758" calcext:value-type="float">
            <text:p>1034,758</text:p>
          </table:table-cell>
          <table:table-cell table:style-name="ce69" office:value-type="float" office:value="70.5" calcext:value-type="float">
            <text:p>70,500</text:p>
          </table:table-cell>
          <table:table-cell table:style-name="ce69" office:value-type="float" office:value="57.463" calcext:value-type="float">
            <text:p>57,463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86]-[.$B$17])*[.$H$5]" office:value-type="float" office:value="699.420000000002" calcext:value-type="float">
            <text:p>699,420</text:p>
          </table:table-cell>
          <table:table-cell table:style-name="ce85" table:formula="of:=([.C86]-[.$C$17])*[.$H$5]" office:value-type="float" office:value="117.6" calcext:value-type="float">
            <text:p>117,600</text:p>
          </table:table-cell>
          <table:table-cell table:style-name="ce85" table:formula="of:=([.D86]-[.$D$17])*[.$H$5]" office:value-type="float" office:value="175.74" calcext:value-type="float">
            <text:p>175,740</text:p>
          </table:table-cell>
          <table:table-cell table:style-name="ce98" table:formula="of:=TEXT([.H86]-[.H82];&quot;#,##k&quot;)" office:value-type="string" office:string-value="1,02k" calcext:value-type="string">
            <text:p>1,02k</text:p>
          </table:table-cell>
          <table:table-cell table:style-name="ce135" table:formula="of:=IF([.G86]/[.F86]*100&gt;20;TEXT([.G86]/[.F86]*100;&quot;##,## CZ&quot;);TEXT([.G86]/[.F86]*100;&quot;##,##&quot;))" office:value-type="string" office:string-value="16,81" calcext:value-type="string">
            <text:p>16,81</text:p>
          </table:table-cell>
          <table:table-cell table:style-name="ce151" table:formula="of:=IF([.H86]/[.F86]*100&gt;15;TEXT([.H86]/[.F86]*100;&quot;##,## CZ&quot;);TEXT([.H86]/[.F86]*100;&quot;##,##&quot;))" office:value-type="string" office:string-value="25,13 CZ" calcext:value-type="string">
            <text:p>25,1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5]/[.F85]*100)-([.H86]/[.F86]*100)" office:value-type="float" office:value="0.0825363339923015" calcext:value-type="float">
            <text:p>0,08</text:p>
          </table:table-cell>
          <table:table-cell table:style-name="ce198" table:formula="of:=SUM([.M83:.M86])" office:value-type="float" office:value="1.2694056728947" calcext:value-type="float">
            <text:p>1,27</text:p>
          </table:table-cell>
          <table:table-cell table:number-columns-repeated="1010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87]-[.$B$17])*[.$H$5]" office:value-type="float" office:value="705.3" calcext:value-type="float">
            <text:p>705,300</text:p>
          </table:table-cell>
          <table:table-cell table:style-name="ce108" table:formula="of:=([.C87]-[.$C$17])*[.$H$5]" office:value-type="float" office:value="119.519999999999" calcext:value-type="float">
            <text:p>119,520</text:p>
          </table:table-cell>
          <table:table-cell table:style-name="ce108" table:formula="of:=([.D87]-[.$D$17])*[.$H$5]" office:value-type="float" office:value="175.74" calcext:value-type="float">
            <text:p>175,740</text:p>
          </table:table-cell>
          <table:table-cell table:style-name="ce93" table:formula="of:=TEXT([.H87]-[.H86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6,95" calcext:value-type="string">
            <text:p>16,95</text:p>
          </table:table-cell>
          <table:table-cell table:style-name="ce129" table:formula="of:=IF([.H87]/[.F87]*100&gt;15;TEXT([.H87]/[.F87]*100;&quot;##,## CZ&quot;);TEXT([.H87]/[.F87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6]/[.F86]*100)-([.H87]/[.F87]*100)" office:value-type="float" office:value="0.209476841727955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8]-[.$B$17])*[.$H$5]" office:value-type="float" office:value="718.019999999999" calcext:value-type="float">
            <text:p>718,020</text:p>
          </table:table-cell>
          <table:table-cell table:style-name="ce108" table:formula="of:=([.C88]-[.$C$17])*[.$H$5]" office:value-type="float" office:value="119.76" calcext:value-type="float">
            <text:p>119,760</text:p>
          </table:table-cell>
          <table:table-cell table:style-name="ce108" table:formula="of:=([.D88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8]/[.F88]*100&gt;20;TEXT([.G88]/[.F88]*100;&quot;##,## CZ&quot;);TEXT([.G88]/[.F88]*100;&quot;##,##&quot;))" office:value-type="string" office:string-value="16,68" calcext:value-type="string">
            <text:p>16,68</text:p>
          </table:table-cell>
          <table:table-cell table:style-name="ce129" table:formula="of:=IF([.H88]/[.F88]*100&gt;15;TEXT([.H88]/[.F88]*100;&quot;##,## CZ&quot;);TEXT([.H88]/[.F88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7]/[.F87]*100)-([.H88]/[.F88]*100)" office:value-type="float" office:value="0.424702598244664" calcext:value-type="float">
            <text:p>0,4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89]-[.$B$17])*[.$H$5]" office:value-type="float" office:value="721.380000000002" calcext:value-type="float">
            <text:p>721,380</text:p>
          </table:table-cell>
          <table:table-cell table:style-name="ce108" table:formula="of:=([.C89]-[.$C$17])*[.$H$5]" office:value-type="float" office:value="119.82" calcext:value-type="float">
            <text:p>119,820</text:p>
          </table:table-cell>
          <table:table-cell table:style-name="ce108" table:formula="of:=([.D89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89]/[.F89]*100&gt;20;TEXT([.G89]/[.F89]*100;&quot;##,## CZ&quot;);TEXT([.G89]/[.F89]*100;&quot;##,##&quot;))" office:value-type="string" office:string-value="16,61" calcext:value-type="string">
            <text:p>16,61</text:p>
          </table:table-cell>
          <table:table-cell table:style-name="ce129" table:formula="of:=IF([.H89]/[.F89]*100&gt;15;TEXT([.H89]/[.F89]*100;&quot;##,## CZ&quot;);TEXT([.H89]/[.F89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88]/[.F88]*100)-([.H89]/[.F89]*100)" office:value-type="float" office:value="0.114079000458528" calcext:value-type="float">
            <text:p>0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0]-[.$B$17])*[.$H$5]" office:value-type="float" office:value="730.500000000004" calcext:value-type="float">
            <text:p>730,500</text:p>
          </table:table-cell>
          <table:table-cell table:style-name="ce85" table:formula="of:=([.C90]-[.$C$17])*[.$H$5]" office:value-type="float" office:value="119.94" calcext:value-type="float">
            <text:p>119,940</text:p>
          </table:table-cell>
          <table:table-cell table:style-name="ce85" table:formula="of:=([.D90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0]/[.F90]*100&gt;20;TEXT([.G90]/[.F90]*100;&quot;##,## CZ&quot;);TEXT([.G90]/[.F90]*100;&quot;##,##&quot;))" office:value-type="string" office:string-value="16,42" calcext:value-type="string">
            <text:p>16,42</text:p>
          </table:table-cell>
          <table:table-cell table:style-name="ce151" table:formula="of:=IF([.H90]/[.F90]*100&gt;15;TEXT([.H90]/[.F90]*100;&quot;##,## CZ&quot;);TEXT([.H90]/[.F90]*100;&quot;##,##&quot;))" office:value-type="string" office:string-value="24,09 CZ" calcext:value-type="string">
            <text:p>24,0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9]/[.F89]*100)-([.H90]/[.F90]*100)" office:value-type="float" office:value="0.28792589699324" calcext:value-type="float">
            <text:p>0,29</text:p>
          </table:table-cell>
          <table:table-cell table:style-name="ce198" table:formula="of:=SUM([.M87:.M90])" office:value-type="float" office:value="1.03618433742439" calcext:value-type="float">
            <text:p>1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582" calcext:value-type="float">
            <text:p>1035,582</text:p>
          </table:table-cell>
          <table:table-cell table:style-name="ce45" office:value-type="float" office:value="70.626" calcext:value-type="float">
            <text:p>70,626</text:p>
          </table:table-cell>
          <table:table-cell table:style-name="ce45" office:value-type="float" office:value="57.467" calcext:value-type="float">
            <text:p>57,467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1]-[.$B$17])*[.$H$5]" office:value-type="float" office:value="748.860000000007" calcext:value-type="float">
            <text:p>748,860</text:p>
          </table:table-cell>
          <table:table-cell table:style-name="ce108" table:formula="of:=([.C91]-[.$C$17])*[.$H$5]" office:value-type="float" office:value="125.16" calcext:value-type="float">
            <text:p>125,160</text:p>
          </table:table-cell>
          <table:table-cell table:style-name="ce108" table:formula="of:=([.D91]-[.$D$17])*[.$H$5]" office:value-type="float" office:value="175.98" calcext:value-type="float">
            <text:p>175,980</text:p>
          </table:table-cell>
          <table:table-cell table:style-name="ce93" table:formula="of:=TEXT([.H91]-[.H90];&quot;#,##k&quot;)" office:value-type="string" office:string-value="k" calcext:value-type="string">
            <text:p>k</text:p>
          </table:table-cell>
          <table:table-cell table:style-name="ce101" table:formula="of:=IF([.G91]/[.F91]*100&gt;20;TEXT([.G91]/[.F91]*100;&quot;##,## CZ&quot;);TEXT([.G91]/[.F91]*100;&quot;##,##&quot;))" office:value-type="string" office:string-value="16,71" calcext:value-type="string">
            <text:p>16,71</text:p>
          </table:table-cell>
          <table:table-cell table:style-name="ce129" table:formula="of:=IF([.H91]/[.F91]*100&gt;15;TEXT([.H91]/[.F91]*100;&quot;##,## CZ&quot;);TEXT([.H91]/[.F91]*100;&quot;##,##&quot;))" office:value-type="string" office:string-value="23,5 CZ" calcext:value-type="string">
            <text:p>23,5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0]/[.F90]*100)-([.H91]/[.F91]*100)" office:value-type="float" office:value="0.590629502223326" calcext:value-type="float">
            <text:p>0,5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857" calcext:value-type="float">
            <text:p>1035,857</text:p>
          </table:table-cell>
          <table:table-cell table:style-name="ce69" office:value-type="float" office:value="70.65" calcext:value-type="float">
            <text:p>70,650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2]-[.$B$17])*[.$H$5]" office:value-type="float" office:value="765.359999999998" calcext:value-type="float">
            <text:p>765,360</text:p>
          </table:table-cell>
          <table:table-cell table:style-name="ce85" table:formula="of:=([.C92]-[.$C$17])*[.$H$5]" office:value-type="float" office:value="126.6" calcext:value-type="float">
            <text:p>126,600</text:p>
          </table:table-cell>
          <table:table-cell table:style-name="ce85" table:formula="of:=([.D92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92]/[.F92]*100&gt;20;TEXT([.G92]/[.F92]*100;&quot;##,## CZ&quot;);TEXT([.G92]/[.F92]*100;&quot;##,##&quot;))" office:value-type="string" office:string-value="16,54" calcext:value-type="string">
            <text:p>16,54</text:p>
          </table:table-cell>
          <table:table-cell table:style-name="ce151" table:formula="of:=IF([.H92]/[.F92]*100&gt;15;TEXT([.H92]/[.F92]*100;&quot;##,## CZ&quot;);TEXT([.H92]/[.F92]*100;&quot;##,##&quot;))" office:value-type="string" office:string-value="22,99 CZ" calcext:value-type="string">
            <text:p>22,99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1]/[.F91]*100)-([.H92]/[.F92]*100)" office:value-type="float" office:value="0.506618288082347" calcext:value-type="float">
            <text:p>0,51</text:p>
          </table:table-cell>
          <table:table-cell table:style-name="ce198" table:formula="of:=SUM([.M91:.M93])" office:value-type="float" office:value="1.34193797692067" calcext:value-type="float">
            <text:p>1,3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5" calcext:value-type="date">
            <text:p>25.Ara</text:p>
          </table:table-cell>
          <table:table-cell table:style-name="ce45" office:value-type="float" office:value="1036.003" calcext:value-type="float">
            <text:p>1036,003</text:p>
          </table:table-cell>
          <table:table-cell table:style-name="ce45" office:value-type="float" office:value="70.688" calcext:value-type="float">
            <text:p>70,688</text:p>
          </table:table-cell>
          <table:table-cell table:style-name="ce45" office:value-type="float" office:value="57.469" calcext:value-type="float">
            <text:p>57,469</text:p>
          </table:table-cell>
          <table:table-cell table:style-name="ce45" office:value-type="string" calcext:value-type="string">
            <text:p>k</text:p>
          </table:table-cell>
          <table:table-cell table:style-name="ce108" table:formula="of:=([.B93]-[.$B$17])*[.$H$5]" office:value-type="float" office:value="774.119999999996" calcext:value-type="float">
            <text:p>774,120</text:p>
          </table:table-cell>
          <table:table-cell table:style-name="ce108" table:formula="of:=([.C93]-[.$C$17])*[.$H$5]" office:value-type="float" office:value="128.88" calcext:value-type="float">
            <text:p>128,880</text:p>
          </table:table-cell>
          <table:table-cell table:style-name="ce108" table:formula="of:=([.D93]-[.$D$17])*[.$H$5]" office:value-type="float" office:value="176.1" calcext:value-type="float">
            <text:p>176,100</text:p>
          </table:table-cell>
          <table:table-cell table:style-name="ce78"/>
          <table:table-cell table:style-name="ce101" table:formula="of:=IF([.G93]/[.F93]*100&gt;20;TEXT([.G93]/[.F93]*100;&quot;##,## CZ&quot;);TEXT([.G93]/[.F93]*100;&quot;##,##&quot;))" office:value-type="string" office:string-value="16,65" calcext:value-type="string">
            <text:p>16,65</text:p>
          </table:table-cell>
          <table:table-cell table:style-name="ce129" table:formula="of:=IF([.H93]/[.F93]*100&gt;15;TEXT([.H93]/[.F93]*100;&quot;##,## CZ&quot;);TEXT([.H93]/[.F93]*100;&quot;##,##&quot;))" office:value-type="string" office:string-value="22,75 CZ" calcext:value-type="string">
            <text:p>22,75 CZ</text:p>
          </table:table-cell>
          <table:table-cell office:value-type="time" office:time-value="PT09H15M00S" calcext:value-type="time">
            <text:p>09:15</text:p>
          </table:table-cell>
          <table:table-cell table:style-name="ce175" table:formula="of:=([.H92]/[.F92]*100)-([.H93]/[.F93]*100)" office:value-type="float" office:value="0.244690186614996" calcext:value-type="float">
            <text:p>0,24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6.033" calcext:value-type="float">
            <text:p>1036,033</text:p>
          </table:table-cell>
          <table:table-cell office:value-type="float" office:value="70.69" calcext:value-type="float">
            <text:p>70,690</text:p>
          </table:table-cell>
          <table:table-cell office:value-type="float" office:value="57.473" calcext:value-type="float">
            <text:p>57,473</text:p>
          </table:table-cell>
          <table:table-cell/>
          <table:table-cell table:style-name="ce108" table:formula="of:=([.B94]-[.$B$17])*[.$H$5]" office:value-type="float" office:value="775.919999999994" calcext:value-type="float">
            <text:p>775,920</text:p>
          </table:table-cell>
          <table:table-cell table:style-name="ce108" table:formula="of:=([.C94]-[.$C$17])*[.$H$5]" office:value-type="float" office:value="129" calcext:value-type="float">
            <text:p>129,000</text:p>
          </table:table-cell>
          <table:table-cell table:style-name="ce108" table:formula="of:=([.D94]-[.$D$17])*[.$H$5]" office:value-type="float" office:value="176.34" calcext:value-type="float">
            <text:p>176,340</text:p>
          </table:table-cell>
          <table:table-cell table:style-name="ce78"/>
          <table:table-cell table:style-name="ce101" table:formula="of:=IF([.G94]/[.F94]*100&gt;20;TEXT([.G94]/[.F94]*100;&quot;##,## CZ&quot;);TEXT([.G94]/[.F94]*100;&quot;##,##&quot;))" office:value-type="string" office:string-value="16,63" calcext:value-type="string">
            <text:p>16,63</text:p>
          </table:table-cell>
          <table:table-cell table:style-name="ce129" table:formula="of:=IF([.H94]/[.F94]*100&gt;15;TEXT([.H94]/[.F94]*100;&quot;##,## CZ&quot;);TEXT([.H94]/[.F94]*100;&quot;##,##&quot;))" office:value-type="string" office:string-value="22,73 CZ" calcext:value-type="string">
            <text:p>22,73 CZ</text:p>
          </table:table-cell>
          <table:table-cell office:value-type="time" office:time-value="PT09H20M00S" calcext:value-type="time">
            <text:p>09:20</text:p>
          </table:table-cell>
          <table:table-cell table:style-name="ce175" table:formula="of:=([.H93]/[.F93]*100)-([.H94]/[.F94]*100)" office:value-type="float" office:value="0.0218413495956753" calcext:value-type="float">
            <text:p>0,0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6.253" calcext:value-type="float">
            <text:p>1036,253</text:p>
          </table:table-cell>
          <table:table-cell office:value-type="float" office:value="70.693" calcext:value-type="float">
            <text:p>70,693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5]-[.$B$17])*[.$H$5]" office:value-type="float" office:value="789.119999999996" calcext:value-type="float">
            <text:p>789,120</text:p>
          </table:table-cell>
          <table:table-cell table:style-name="ce108" table:formula="of:=([.C95]-[.$C$17])*[.$H$5]" office:value-type="float" office:value="129.18" calcext:value-type="float">
            <text:p>129,180</text:p>
          </table:table-cell>
          <table:table-cell table:style-name="ce108" table:formula="of:=([.D95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37" calcext:value-type="string">
            <text:p>16,37</text:p>
          </table:table-cell>
          <table:table-cell table:style-name="ce129" table:formula="of:=IF([.H95]/[.F95]*100&gt;15;TEXT([.H95]/[.F95]*100;&quot;##,## CZ&quot;);TEXT([.H95]/[.F95]*100;&quot;##,##&quot;))" office:value-type="string" office:string-value="22,37 CZ" calcext:value-type="string">
            <text:p>22,37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94]/[.F94]*100)-([.H95]/[.F95]*100)" office:value-type="float" office:value="0.357348338266547" calcext:value-type="float">
            <text:p>0,36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6.371" calcext:value-type="float">
            <text:p>1036,371</text:p>
          </table:table-cell>
          <table:table-cell table:style-name="ce69" office:value-type="float" office:value="70.721" calcext:value-type="float">
            <text:p>70,721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6]-[.$B$17])*[.$H$5]" office:value-type="float" office:value="796.200000000006" calcext:value-type="float">
            <text:p>796,200</text:p>
          </table:table-cell>
          <table:table-cell table:style-name="ce85" table:formula="of:=([.C96]-[.$C$17])*[.$H$5]" office:value-type="float" office:value="130.86" calcext:value-type="float">
            <text:p>130,860</text:p>
          </table:table-cell>
          <table:table-cell table:style-name="ce85" table:formula="of:=([.D96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6]/[.F96]*100&gt;20;TEXT([.G96]/[.F96]*100;&quot;##,## CZ&quot;);TEXT([.G96]/[.F96]*100;&quot;##,##&quot;))" office:value-type="string" office:string-value="16,44" calcext:value-type="string">
            <text:p>16,44</text:p>
          </table:table-cell>
          <table:table-cell table:style-name="ce151" table:formula="of:=IF([.H96]/[.F96]*100&gt;15;TEXT([.H96]/[.F96]*100;&quot;##,## CZ&quot;);TEXT([.H96]/[.F96]*100;&quot;##,##&quot;))" office:value-type="string" office:string-value="22,17 CZ" calcext:value-type="string">
            <text:p>22,17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5]/[.F95]*100)-([.H96]/[.F96]*100)" office:value-type="float" office:value="0.198912443596406" calcext:value-type="float">
            <text:p>0,20</text:p>
          </table:table-cell>
          <table:table-cell table:style-name="ce198" table:formula="of:=SUM([.M93:.M96])" office:value-type="float" office:value="0.822792318073624" calcext:value-type="float">
            <text:p>0,82</text:p>
          </table:table-cell>
          <table:table-cell table:number-columns-repeated="1010"/>
        </table:table-row>
        <table:table-row table:style-name="ro3">
          <table:table-cell office:value-type="date" office:date-value="2021-12-27" calcext:value-type="date">
            <text:p>27.Ara</text:p>
          </table:table-cell>
          <table:table-cell office:value-type="float" office:value="1036.499" calcext:value-type="float">
            <text:p>1036,499</text:p>
          </table:table-cell>
          <table:table-cell office:value-type="float" office:value="70.779" calcext:value-type="float">
            <text:p>70,779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7]-[.$B$17])*[.$H$5]" office:value-type="float" office:value="803.880000000001" calcext:value-type="float">
            <text:p>803,880</text:p>
          </table:table-cell>
          <table:table-cell table:style-name="ce108" table:formula="of:=([.C97]-[.$C$17])*[.$H$5]" office:value-type="float" office:value="134.339999999999" calcext:value-type="float">
            <text:p>134,340</text:p>
          </table:table-cell>
          <table:table-cell table:style-name="ce108" table:formula="of:=([.D97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7]/[.F97]*100&gt;20;TEXT([.G97]/[.F97]*100;&quot;##,## CZ&quot;);TEXT([.G97]/[.F97]*100;&quot;##,##&quot;))" office:value-type="string" office:string-value="16,71" calcext:value-type="string">
            <text:p>16,71</text:p>
          </table:table-cell>
          <table:table-cell table:style-name="ce129" table:formula="of:=IF([.H97]/[.F97]*100&gt;15;TEXT([.H97]/[.F97]*100;&quot;##,## CZ&quot;);TEXT([.H97]/[.F97]*100;&quot;##,##&quot;))" office:value-type="string" office:string-value="21,96 CZ" calcext:value-type="string">
            <text:p>21,96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6]/[.F96]*100)-([.H97]/[.F97]*100)" office:value-type="float" office:value="0.211807698749862" calcext:value-type="float">
            <text:p>0,2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6.832" calcext:value-type="float">
            <text:p>1036,832</text:p>
          </table:table-cell>
          <table:table-cell table:style-name="ce69" office:value-type="float" office:value="70.838" calcext:value-type="float">
            <text:p>70,838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98]-[.$B$17])*[.$H$5]" office:value-type="float" office:value="823.860000000007" calcext:value-type="float">
            <text:p>823,860</text:p>
          </table:table-cell>
          <table:table-cell table:style-name="ce85" table:formula="of:=([.C98]-[.$C$17])*[.$H$5]" office:value-type="float" office:value="137.879999999999" calcext:value-type="float">
            <text:p>137,880</text:p>
          </table:table-cell>
          <table:table-cell table:style-name="ce85" table:formula="of:=([.D98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98]/[.F98]*100&gt;20;TEXT([.G98]/[.F98]*100;&quot;##,## CZ&quot;);TEXT([.G98]/[.F98]*100;&quot;##,##&quot;))" office:value-type="string" office:string-value="16,74" calcext:value-type="string">
            <text:p>16,74</text:p>
          </table:table-cell>
          <table:table-cell table:style-name="ce151" table:formula="of:=IF([.H98]/[.F98]*100&gt;15;TEXT([.H98]/[.F98]*100;&quot;##,## CZ&quot;);TEXT([.H98]/[.F98]*100;&quot;##,##&quot;))" office:value-type="string" office:string-value="21,43 CZ" calcext:value-type="string">
            <text:p>21,43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7]/[.F97]*100)-([.H98]/[.F98]*100)" office:value-type="float" office:value="0.532530836976733" calcext:value-type="float">
            <text:p>0,53</text:p>
          </table:table-cell>
          <table:table-cell table:style-name="ce198" table:formula="of:=SUM([.M97:.M98])" office:value-type="float" office:value="0.744338535726595" calcext:value-type="float">
            <text:p>0,74</text:p>
          </table:table-cell>
          <table:table-cell table:number-columns-repeated="1010"/>
        </table:table-row>
        <table:table-row table:style-name="ro3">
          <table:table-cell office:value-type="date" office:date-value="2021-12-28" calcext:value-type="date">
            <text:p>28.Ara</text:p>
          </table:table-cell>
          <table:table-cell office:value-type="float" office:value="1036.968" calcext:value-type="float">
            <text:p>1036,968</text:p>
          </table:table-cell>
          <table:table-cell office:value-type="float" office:value="70.881" calcext:value-type="float">
            <text:p>70,881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99]-[.$B$17])*[.$H$5]" office:value-type="float" office:value="832.020000000005" calcext:value-type="float">
            <text:p>832,020</text:p>
          </table:table-cell>
          <table:table-cell table:style-name="ce108" table:formula="of:=([.C99]-[.$C$17])*[.$H$5]" office:value-type="float" office:value="140.46" calcext:value-type="float">
            <text:p>140,460</text:p>
          </table:table-cell>
          <table:table-cell table:style-name="ce108" table:formula="of:=([.D99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99]/[.F99]*100&gt;20;TEXT([.G99]/[.F99]*100;&quot;##,## CZ&quot;);TEXT([.G99]/[.F99]*100;&quot;##,##&quot;))" office:value-type="string" office:string-value="16,88" calcext:value-type="string">
            <text:p>16,88</text:p>
          </table:table-cell>
          <table:table-cell table:style-name="ce129" table:formula="of:=IF([.H99]/[.F99]*100&gt;15;TEXT([.H99]/[.F99]*100;&quot;##,## CZ&quot;);TEXT([.H99]/[.F99]*100;&quot;##,##&quot;))" office:value-type="string" office:string-value="21,22 CZ" calcext:value-type="string">
            <text:p>21,22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98]/[.F98]*100)-([.H99]/[.F99]*100)" office:value-type="float" office:value="0.210134274084758" calcext:value-type="float">
            <text:p>0,2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7.397" calcext:value-type="float">
            <text:p>1037,397</text:p>
          </table:table-cell>
          <table:table-cell table:style-name="ce69" office:value-type="float" office:value="70.933" calcext:value-type="float">
            <text:p>70,933</text:p>
          </table:table-cell>
          <table:table-cell table:style-name="ce69" office:value-type="float" office:value="57.476" calcext:value-type="float">
            <text:p>57,476</text:p>
          </table:table-cell>
          <table:table-cell table:style-name="ce69" office:value-type="string" calcext:value-type="string">
            <text:p>k</text:p>
          </table:table-cell>
          <table:table-cell table:style-name="ce85" table:formula="of:=([.B100]-[.$B$17])*[.$H$5]" office:value-type="float" office:value="857.759999999996" calcext:value-type="float">
            <text:p>857,760</text:p>
          </table:table-cell>
          <table:table-cell table:style-name="ce85" table:formula="of:=([.C100]-[.$C$17])*[.$H$5]" office:value-type="float" office:value="143.58" calcext:value-type="float">
            <text:p>143,580</text:p>
          </table:table-cell>
          <table:table-cell table:style-name="ce85" table:formula="of:=([.D100]-[.$D$17])*[.$H$5]" office:value-type="float" office:value="176.52" calcext:value-type="float">
            <text:p>176,520</text:p>
          </table:table-cell>
          <table:table-cell table:style-name="ce80"/>
          <table:table-cell table:style-name="ce135" table:formula="of:=IF([.G100]/[.F100]*100&gt;20;TEXT([.G100]/[.F100]*100;&quot;##,## CZ&quot;);TEXT([.G100]/[.F100]*100;&quot;##,##&quot;))" office:value-type="string" office:string-value="16,74" calcext:value-type="string">
            <text:p>16,74</text:p>
          </table:table-cell>
          <table:table-cell table:style-name="ce151" table:formula="of:=IF([.H100]/[.F100]*100&gt;15;TEXT([.H100]/[.F100]*100;&quot;##,## CZ&quot;);TEXT([.H100]/[.F100]*100;&quot;##,##&quot;))" office:value-type="string" office:string-value="20,58 CZ" calcext:value-type="string">
            <text:p>20,5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99]/[.F99]*100)-([.H100]/[.F100]*100)" office:value-type="float" office:value="0.636653169535986" calcext:value-type="float">
            <text:p>0,64</text:p>
          </table:table-cell>
          <table:table-cell table:style-name="ce198" table:formula="of:=SUM([.M99:.M100])" office:value-type="float" office:value="0.846787443620744" calcext:value-type="float">
            <text:p>0,85</text:p>
          </table:table-cell>
          <table:table-cell table:number-columns-repeated="1010"/>
        </table:table-row>
        <table:table-row table:style-name="ro3">
          <table:table-cell office:value-type="date" office:date-value="2021-12-29" calcext:value-type="date">
            <text:p>29.Ara</text:p>
          </table:table-cell>
          <table:table-cell office:value-type="float" office:value="1037.563" calcext:value-type="float">
            <text:p>1037,563</text:p>
          </table:table-cell>
          <table:table-cell office:value-type="float" office:value="70.977" calcext:value-type="float">
            <text:p>70,977</text:p>
          </table:table-cell>
          <table:table-cell office:value-type="float" office:value="57.476" calcext:value-type="float">
            <text:p>57,476</text:p>
          </table:table-cell>
          <table:table-cell office:value-type="string" calcext:value-type="string">
            <text:p>k</text:p>
          </table:table-cell>
          <table:table-cell table:style-name="ce108" table:formula="of:=([.B101]-[.$B$17])*[.$H$5]" office:value-type="float" office:value="867.720000000006" calcext:value-type="float">
            <text:p>867,720</text:p>
          </table:table-cell>
          <table:table-cell table:style-name="ce108" table:formula="of:=([.C101]-[.$C$17])*[.$H$5]" office:value-type="float" office:value="146.22" calcext:value-type="float">
            <text:p>146,220</text:p>
          </table:table-cell>
          <table:table-cell table:style-name="ce108" table:formula="of:=([.D101]-[.$D$17])*[.$H$5]" office:value-type="float" office:value="176.52" calcext:value-type="float">
            <text:p>176,52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6,85" calcext:value-type="string">
            <text:p>16,85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20,34 CZ" calcext:value-type="string">
            <text:p>20,34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100]/[.F100]*100)-([.H101]/[.F101]*100)" office:value-type="float" office:value="0.236215210624582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8.102" calcext:value-type="float">
            <text:p>1038,102</text:p>
          </table:table-cell>
          <table:table-cell table:style-name="ce69" office:value-type="float" office:value="71.1" calcext:value-type="float">
            <text:p>71,100</text:p>
          </table:table-cell>
          <table:table-cell table:style-name="ce69" office:value-type="float" office:value="57.487" calcext:value-type="float">
            <text:p>57,487</text:p>
          </table:table-cell>
          <table:table-cell table:style-name="ce69" office:value-type="string" calcext:value-type="string">
            <text:p>k</text:p>
          </table:table-cell>
          <table:table-cell table:style-name="ce108" table:formula="of:=([.B102]-[.$B$17])*[.$H$5]" office:value-type="float" office:value="900.060000000005" calcext:value-type="float">
            <text:p>900,060</text:p>
          </table:table-cell>
          <table:table-cell table:style-name="ce108" table:formula="of:=([.C102]-[.$C$17])*[.$H$5]" office:value-type="float" office:value="153.599999999999" calcext:value-type="float">
            <text:p>153,600</text:p>
          </table:table-cell>
          <table:table-cell table:style-name="ce108" table:formula="of:=([.D102]-[.$D$17])*[.$H$5]" office:value-type="float" office:value="177.18" calcext:value-type="float">
            <text:p>177,180</text:p>
          </table:table-cell>
          <table:table-cell table:style-name="ce80"/>
          <table:table-cell table:style-name="ce135" table:formula="of:=IF([.G102]/[.F102]*100&gt;20;TEXT([.G102]/[.F102]*100;&quot;##,## CZ&quot;);TEXT([.G102]/[.F102]*100;&quot;##,##&quot;))" office:value-type="string" office:string-value="17,07" calcext:value-type="string">
            <text:p>17,07</text:p>
          </table:table-cell>
          <table:table-cell table:style-name="ce151" table:formula="of:=IF([.H102]/[.F102]*100&gt;15;TEXT([.H102]/[.F102]*100;&quot;##,## CZ&quot;);TEXT([.H102]/[.F102]*100;&quot;##,##&quot;))" office:value-type="string" office:string-value="19,69 CZ" calcext:value-type="string">
            <text:p>19,6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101]/[.F101]*100)-([.H102]/[.F102]*100)" office:value-type="float" office:value="0.657613467911407" calcext:value-type="float">
            <text:p>0,66</text:p>
          </table:table-cell>
          <table:table-cell table:style-name="ce198" table:formula="of:=SUM([.M101:.M102])" office:value-type="float" office:value="0.893828678535989" calcext:value-type="float">
            <text:p>0,89</text:p>
          </table:table-cell>
          <table:table-cell table:number-columns-repeated="101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5"/>
        <table:table-column table:style-name="co18" table:default-cell-style-name="ce205"/>
        <table:table-column table:style-name="co19" table:default-cell-style-name="ce205"/>
        <table:table-column table:style-name="co20" table:default-cell-style-name="ce205"/>
        <table:table-column table:style-name="co21" table:default-cell-style-name="ce205"/>
        <table:table-column table:style-name="co22" table:default-cell-style-name="ce205"/>
        <table:table-column table:style-name="co23" table:default-cell-style-name="ce205"/>
        <table:table-column table:style-name="co22" table:default-cell-style-name="ce205"/>
        <table:table-column table:style-name="co23" table:default-cell-style-name="ce205"/>
        <table:table-column table:style-name="co16" table:number-columns-repeated="1015" table:default-cell-style-name="ce205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8" office:value-type="string" calcext:value-type="string" table:number-columns-spanned="7" table:number-rows-spanned="1">
            <text:p>Role Yazarı</text:p>
          </table:table-cell>
          <table:covered-table-cell table:style-name="ce208"/>
          <table:covered-table-cell table:number-columns-repeated="4" table:style-name="ce211"/>
          <table:covered-table-cell table:style-name="ce213"/>
          <table:table-cell table:style-name="ce213"/>
          <table:table-cell table:number-columns-repeated="1015"/>
        </table:table-row>
        <table:table-row table:style-name="ro2" table:number-rows-repeated="2">
          <table:table-cell/>
          <table:table-cell table:style-name="ce209" table:number-columns-repeated="2"/>
          <table:table-cell table:number-columns-repeated="4"/>
          <table:table-cell table:style-name="ce217" table:number-columns-repeated="2"/>
          <table:table-cell table:number-columns-repeated="1015"/>
        </table:table-row>
        <table:table-row table:style-name="ro2">
          <table:table-cell/>
          <table:table-cell table:style-name="ce210" table:number-columns-repeated="2"/>
          <table:table-cell table:style-name="ce212" table:number-columns-repeated="4"/>
          <table:table-cell table:style-name="ce218" table:number-columns-repeated="2"/>
          <table:table-cell table:number-columns-repeated="1015"/>
        </table:table-row>
        <table:table-row table:style-name="ro2">
          <table:table-cell table:style-name="ce206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6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9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.00.0000</text:date>, <text:time style:data-style-name="N2" text:time-value="17:26:26.832262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9T17:27:59.636927020</dc:date>
    <meta:editing-duration>P1DT7H2M37S</meta:editing-duration>
    <meta:editing-cycles>85</meta:editing-cycles>
    <meta:generator>LibreOffice/7.1.7.2$Linux_X86_64 LibreOffice_project/10$Build-2</meta:generator>
    <meta:print-date>2021-12-09T10:11:04.023758218</meta:print-date>
    <meta:document-statistic meta:table-count="2" meta:cell-count="1181" meta:object-count="4"/>
  </office:meta>
</office:document-meta>
</file>